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1.6146in"/>
    </style:style>
    <style:style style:name="co7" style:family="table-column">
      <style:table-column-properties fo:break-before="auto" style:column-width="2.0626in"/>
    </style:style>
    <style:style style:name="co8" style:family="table-column">
      <style:table-column-properties fo:break-before="auto" style:column-width="2.05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2.1874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1.4272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361in" fo:break-before="auto" style:use-optimal-row-height="false"/>
    </style:style>
    <style:style style:name="ro3" style:family="table-row">
      <style:table-row-properties style:row-height="0.528in" fo:break-before="auto" style:use-optimal-row-height="false"/>
    </style:style>
    <style:style style:name="ro4" style:family="table-row">
      <style:table-row-properties style:row-height="1.59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89in" fo:break-before="auto" style:use-optimal-row-height="false"/>
    </style:style>
    <style:style style:name="ro7" style:family="table-row">
      <style:table-row-properties style:row-height="1.0693in" fo:break-before="auto" style:use-optimal-row-height="false"/>
    </style:style>
    <style:style style:name="ro8" style:family="table-row">
      <style:table-row-properties style:row-height="0.7083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en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erver Graph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Test with 16GB</text:p>
          </table:table-cell>
          <table:table-cell table:style-name="ce1" office:value-type="string">
            <text:p>around 100mil elements</text:p>
          </table:table-cell>
          <table:table-cell table:style-name="ce1" office:value-type="string">
            <text:p>2^27 perfect</text:p>
          </table:table-cell>
          <table:table-cell table:style-name="ce1" office:value-type="string">
            <text:p>2^16 for isolation te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MCStore</text:p>
          </table:table-cell>
          <table:table-cell table:style-name="ce1" office:value-type="string">
            <text:p>8/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First fill up wtih 400mil wri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2^28 80 mil iterat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CSTORE</text:p>
          </table:table-cell>
          <table:table-cell table:style-name="ce1" office:value-type="float" office:value="13.563">
            <text:p>13.563</text:p>
          </table:table-cell>
          <table:table-cell table:style-name="ce1" office:value-type="float" office:value="15.612">
            <text:p>15.612</text:p>
          </table:table-cell>
          <table:table-cell table:style-name="ce1" office:value-type="float" office:value="17.492">
            <text:p>17.492</text:p>
          </table:table-cell>
          <table:table-cell table:style-name="ce1" office:value-type="float" office:value="18.711">
            <text:p>18.711</text:p>
          </table:table-cell>
          <table:table-cell table:style-name="ce1" office:value-type="float" office:value="20.611">
            <text:p>20.611</text:p>
          </table:table-cell>
          <table:table-cell table:style-name="ce1" office:value-type="float" office:value="18.55">
            <text:p>18.5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CKING</text:p>
          </table:table-cell>
          <table:table-cell table:style-name="ce1" office:value-type="float" office:value="20.29">
            <text:p>20.29</text:p>
          </table:table-cell>
          <table:table-cell table:style-name="ce1" office:value-type="float" office:value="23.566">
            <text:p>23.566</text:p>
          </table:table-cell>
          <table:table-cell table:style-name="ce1" office:value-type="float" office:value="26.933">
            <text:p>26.933</text:p>
          </table:table-cell>
          <table:table-cell table:style-name="ce1" office:value-type="float" office:value="30.1">
            <text:p>30.1</text:p>
          </table:table-cell>
          <table:table-cell table:style-name="ce1" office:value-type="float" office:value="33.052">
            <text:p>33.052</text:p>
          </table:table-cell>
          <table:table-cell table:style-name="ce1" office:value-type="float" office:value="31.334">
            <text:p>31.3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EMCACHE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2^23 80 mil iterat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CSTORE</text:p>
          </table:table-cell>
          <table:table-cell table:style-name="ce1" office:value-type="float" office:value="22.102">
            <text:p>22.102</text:p>
          </table:table-cell>
          <table:table-cell table:style-name="ce1" office:value-type="float" office:value="23.533">
            <text:p>23.533</text:p>
          </table:table-cell>
          <table:table-cell table:style-name="ce1" office:value-type="float" office:value="24.795">
            <text:p>24.795</text:p>
          </table:table-cell>
          <table:table-cell table:style-name="ce1" office:value-type="float" office:value="26.451">
            <text:p>26.451</text:p>
          </table:table-cell>
          <table:table-cell table:style-name="ce1" office:value-type="float" office:value="27.669">
            <text:p>27.669</text:p>
          </table:table-cell>
          <table:table-cell table:style-name="ce1" office:value-type="float" office:value="24.742">
            <text:p>24.74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CKING</text:p>
          </table:table-cell>
          <table:table-cell table:style-name="ce1" office:value-type="float" office:value="25.884">
            <text:p>25.884</text:p>
          </table:table-cell>
          <table:table-cell table:style-name="ce1" office:value-type="float" office:value="28.401">
            <text:p>28.401</text:p>
          </table:table-cell>
          <table:table-cell table:style-name="ce1" office:value-type="float" office:value="31.186">
            <text:p>31.186</text:p>
          </table:table-cell>
          <table:table-cell table:style-name="ce1" office:value-type="float" office:value="33.865">
            <text:p>33.865</text:p>
          </table:table-cell>
          <table:table-cell table:style-name="ce1" office:value-type="float" office:value="36.698">
            <text:p>36.698</text:p>
          </table:table-cell>
          <table:table-cell table:style-name="ce1" office:value-type="float" office:value="37.345">
            <text:p>37.34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EMCACHE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2^16 80 mil iterat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CSTORE</text:p>
          </table:table-cell>
          <table:table-cell table:style-name="ce1" office:value-type="float" office:value="16.719">
            <text:p>16.719</text:p>
          </table:table-cell>
          <table:table-cell table:style-name="ce1" office:value-type="float" office:value="18.466">
            <text:p>18.466</text:p>
          </table:table-cell>
          <table:table-cell table:style-name="ce1" office:value-type="float" office:value="20.15">
            <text:p>20.15</text:p>
          </table:table-cell>
          <table:table-cell table:style-name="ce1" office:value-type="float" office:value="21.322">
            <text:p>21.322</text:p>
          </table:table-cell>
          <table:table-cell table:style-name="ce1" office:value-type="float" office:value="22.864">
            <text:p>22.864</text:p>
          </table:table-cell>
          <table:table-cell table:style-name="ce1" office:value-type="float" office:value="19.834">
            <text:p>19.8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CKING</text:p>
          </table:table-cell>
          <table:table-cell table:style-name="ce1" office:value-type="float" office:value="24.132">
            <text:p>24.132</text:p>
          </table:table-cell>
          <table:table-cell table:style-name="ce1" office:value-type="float" office:value="27.037">
            <text:p>27.037</text:p>
          </table:table-cell>
          <table:table-cell table:style-name="ce1" office:value-type="float" office:value="30.007">
            <text:p>30.007</text:p>
          </table:table-cell>
          <table:table-cell table:style-name="ce1" office:value-type="float" office:value="32.87">
            <text:p>32.87</text:p>
          </table:table-cell>
          <table:table-cell table:style-name="ce1" office:value-type="float" office:value="35.524">
            <text:p>35.524</text:p>
          </table:table-cell>
          <table:table-cell table:style-name="ce1" office:value-type="float" office:value="34.373">
            <text:p>34.37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EMCACHE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>
            <text:p>nhit</text:p>
          </table:table-cell>
          <table:table-cell table:style-name="ce1" office:value-type="string">
            <text:p>memused (MBytes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CSTORE</text:p>
          </table:table-cell>
          <table:table-cell table:style-name="ce1" office:value-type="string">
            <text:p>0.645 - 0.655</text:p>
          </table:table-cell>
          <table:table-cell table:style-name="ce1" table:formula="of:=18627-1373" office:value-type="float" office:value="17254">
            <text:p>1725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OCKING</text:p>
          </table:table-cell>
          <table:table-cell table:style-name="ce1" office:value-type="string">
            <text:p>0.666 - 0.669</text:p>
          </table:table-cell>
          <table:table-cell table:style-name="ce1" table:formula="of:=18676-1373" office:value-type="float" office:value="17303">
            <text:p>1730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MCACHED</text:p>
          </table:table-cell>
          <table:table-cell table:style-name="ce1" office:value-type="string">
            <text:p>0.772 - 0.862</text:p>
          </table:table-cell>
          <table:table-cell table:style-name="ce1" table:formula="of:=18721-1373" office:value-type="float" office:value="17348">
            <text:p>1734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>
            <text:p>Key Range 0..2^28</text:p>
          </table:table-cell>
          <table:table-cell table:style-name="ce1" office:value-type="string">
            <text:p>Key Range 0..2^23</text:p>
          </table:table-cell>
          <table:table-cell table:style-name="ce1" office:value-type="string">
            <text:p>Key Range 0..2^16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formula="of:=[.B12]/[.B11]" office:value-type="float" office:value="1.49598171495982">
            <text:p>1.495981715</text:p>
          </table:table-cell>
          <table:table-cell table:style-name="ce1" table:formula="of:=[.B18]/[.B17]" office:value-type="float" office:value="1.17111573613248">
            <text:p>1.1711157361</text:p>
          </table:table-cell>
          <table:table-cell table:style-name="ce1" table:formula="of:=[.B25]/[.B24]" office:value-type="float" office:value="1.44338776242598">
            <text:p>1.4433877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C12]/[.C11]" office:value-type="float" office:value="1.50947988726621">
            <text:p>1.5094798873</text:p>
          </table:table-cell>
          <table:table-cell table:style-name="ce1" table:formula="of:=[.C18]/[.C17]" office:value-type="float" office:value="1.20685845408575">
            <text:p>1.2068584541</text:p>
          </table:table-cell>
          <table:table-cell table:style-name="ce1" table:formula="of:=[.C25]/[.C24]" office:value-type="float" office:value="1.46415033033684">
            <text:p>1.4641503303</text:p>
          </table:table-cell>
          <table:table-cell table:number-columns-repeated="102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D12]/[.D11]" office:value-type="float" office:value="1.5397324491196">
            <text:p>1.5397324491</text:p>
          </table:table-cell>
          <table:table-cell table:style-name="ce1" table:formula="of:=[.D18]/[.D17]" office:value-type="float" office:value="1.25775357935068">
            <text:p>1.2577535794</text:p>
          </table:table-cell>
          <table:table-cell table:style-name="ce1" table:formula="of:=[.D25]/[.D24]" office:value-type="float" office:value="1.48918114143921">
            <text:p>1.4891811414</text:p>
          </table:table-cell>
          <table:table-cell table:number-columns-repeated="102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E12]/[.E11]" office:value-type="float" office:value="1.60867938645716">
            <text:p>1.6086793865</text:p>
          </table:table-cell>
          <table:table-cell table:style-name="ce1" table:formula="of:=[.E18]/[.E17]" office:value-type="float" office:value="1.28029186042116">
            <text:p>1.2802918604</text:p>
          </table:table-cell>
          <table:table-cell table:style-name="ce1" table:formula="of:=[.E25]/[.E24]" office:value-type="float" office:value="1.54160022511959">
            <text:p>1.5416002251</text:p>
          </table:table-cell>
          <table:table-cell table:number-columns-repeated="102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F12]/[.F11]" office:value-type="float" office:value="1.60360972296347">
            <text:p>1.603609723</text:p>
          </table:table-cell>
          <table:table-cell table:style-name="ce1" table:formula="of:=[.F18]/[.F17]" office:value-type="float" office:value="1.32632187646825">
            <text:p>1.3263218765</text:p>
          </table:table-cell>
          <table:table-cell table:style-name="ce1" table:formula="of:=[.F25]/[.F24]" office:value-type="float" office:value="1.5537088873338">
            <text:p>1.5537088873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G12]/[.G11]" office:value-type="float" office:value="1.68916442048518">
            <text:p>1.6891644205</text:p>
          </table:table-cell>
          <table:table-cell table:style-name="ce1" table:formula="of:=[.G18]/[.G17]" office:value-type="float" office:value="1.50937676824832">
            <text:p>1.5093767682</text:p>
          </table:table-cell>
          <table:table-cell table:style-name="ce1" table:formula="of:=[.G25]/[.G24]" office:value-type="float" office:value="1.73303418372492">
            <text:p>1.7330341837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style-name="ce2" office:value-type="string" table:number-columns-spanned="5" table:number-rows-spanned="1">
            <text:p>17*10^9 bytes, values 8/128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/>
          <table:table-cell table:style-name="ce3" office:value-type="string">
            <text:p>MCStore</text:p>
          </table:table-cell>
          <table:table-cell table:style-name="ce3" office:value-type="string">
            <text:p>Memcached</text:p>
          </table:table-cell>
          <table:table-cell table:style-name="ce3" office:value-type="string">
            <text:p>Speedup</text:p>
          </table:table-cell>
          <table:table-cell table:style-name="ce3" office:value-type="string">
            <text:p>hit rate (MCStore vs Memcached)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28</text:p>
          </table:table-cell>
          <table:table-cell table:style-name="ce1" office:value-type="float" office:value="13.563">
            <text:p>13.563</text:p>
          </table:table-cell>
          <table:table-cell table:style-name="ce1" office:value-type="float" office:value="35.618">
            <text:p>35.618</text:p>
          </table:table-cell>
          <table:table-cell table:style-name="ce1" table:formula="of:=[.C55]/[.B55]" office:value-type="float" office:value="2.62611516626115">
            <text:p>2.6261151663</text:p>
          </table:table-cell>
          <table:table-cell table:style-name="ce1" office:value-type="string">
            <text:p>0.655 vs 0.81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23</text:p>
          </table:table-cell>
          <table:table-cell table:style-name="ce1" office:value-type="float" office:value="22.102">
            <text:p>22.102</text:p>
          </table:table-cell>
          <table:table-cell table:style-name="ce1" office:value-type="float" office:value="39.741">
            <text:p>39.741</text:p>
          </table:table-cell>
          <table:table-cell table:style-name="ce1" table:formula="of:=[.C56]/[.B56]" office:value-type="float" office:value="1.79807257261786">
            <text:p>1.7980725726</text:p>
          </table:table-cell>
          <table:table-cell table:style-name="ce1" office:value-type="string">
            <text:p>1.0 vs 1.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16</text:p>
          </table:table-cell>
          <table:table-cell table:style-name="ce1" office:value-type="float" office:value="16.719">
            <text:p>16.719</text:p>
          </table:table-cell>
          <table:table-cell table:style-name="ce1" office:value-type="float" office:value="39.512">
            <text:p>39.512</text:p>
          </table:table-cell>
          <table:table-cell table:style-name="ce1" table:formula="of:=[.C57]/[.B57]" office:value-type="float" office:value="2.36329924038519">
            <text:p>2.3632992404</text:p>
          </table:table-cell>
          <table:table-cell table:style-name="ce1" office:value-type="string">
            <text:p>1.0 vs 1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table:number-columns-spanned="5" table:number-rows-spanned="1">
            <text:p>17*10^9 bytes, values 8/512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/>
          <table:table-cell table:style-name="ce3" office:value-type="string">
            <text:p>MCStore</text:p>
          </table:table-cell>
          <table:table-cell table:style-name="ce3" office:value-type="string">
            <text:p>Memcached</text:p>
          </table:table-cell>
          <table:table-cell table:style-name="ce3" office:value-type="string">
            <text:p>Speedup</text:p>
          </table:table-cell>
          <table:table-cell table:style-name="ce3" office:value-type="string">
            <text:p>hit rate (MCStore vs Memcached)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26</text:p>
          </table:table-cell>
          <table:table-cell table:style-name="ce1" office:value-type="float" office:value="27.587">
            <text:p>27.587</text:p>
          </table:table-cell>
          <table:table-cell table:style-name="ce1" office:value-type="float" office:value="41.753">
            <text:p>41.753</text:p>
          </table:table-cell>
          <table:table-cell table:style-name="ce1" table:formula="of:=[.C61]/[.B61]" office:value-type="float" office:value="1.51350273679632">
            <text:p>1.5135027368</text:p>
          </table:table-cell>
          <table:table-cell table:style-name="ce1" office:value-type="string">
            <text:p>0.688 vs 0.75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23</text:p>
          </table:table-cell>
          <table:table-cell table:style-name="ce1" office:value-type="float" office:value="43.532">
            <text:p>43.532</text:p>
          </table:table-cell>
          <table:table-cell table:style-name="ce1" office:value-type="float" office:value="46.251">
            <text:p>46.251</text:p>
          </table:table-cell>
          <table:table-cell table:style-name="ce1" table:formula="of:=[.C62]/[.B62]" office:value-type="float" office:value="1.06245979968759">
            <text:p>1.0624597997</text:p>
          </table:table-cell>
          <table:table-cell table:style-name="ce1" office:value-type="string">
            <text:p>1.0 vs 1.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16</text:p>
          </table:table-cell>
          <table:table-cell table:style-name="ce1" office:value-type="float" office:value="39.845">
            <text:p>39.845</text:p>
          </table:table-cell>
          <table:table-cell table:style-name="ce1" office:value-type="float" office:value="46.388">
            <text:p>46.388</text:p>
          </table:table-cell>
          <table:table-cell table:style-name="ce1" table:formula="of:=[.C63]/[.B63]" office:value-type="float" office:value="1.16421131886058">
            <text:p>1.1642113189</text:p>
          </table:table-cell>
          <table:table-cell table:style-name="ce1" office:value-type="string">
            <text:p>1.0 vs 1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MCStore(72/192)</text:p>
          </table:table-cell>
          <table:table-cell table:style-name="ce1" office:value-type="string">
            <text:p>Memcached(8/128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^23</text:p>
          </table:table-cell>
          <table:table-cell table:style-name="ce1" office:value-type="float" office:value="23.24">
            <text:p>23.24</text:p>
          </table:table-cell>
          <table:table-cell table:style-name="ce1" office:value-type="float" office:value="39.741">
            <text:p>39.741</text:p>
          </table:table-cell>
          <table:table-cell table:style-name="ce1" table:formula="of:=[.C66]/[.B66]" office:value-type="float" office:value="1.71002581755594">
            <text:p>1.7100258176</text:p>
          </table:table-cell>
          <table:table-cell table:style-name="ce1" office:value-type="string">
            <text:p>1.0 vs 1.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2^16</text:p>
          </table:table-cell>
          <table:table-cell table:style-name="ce1" office:value-type="float" office:value="19.329">
            <text:p>19.329</text:p>
          </table:table-cell>
          <table:table-cell table:style-name="ce1" office:value-type="float" office:value="39.512">
            <text:p>39.512</text:p>
          </table:table-cell>
          <table:table-cell table:style-name="ce1" table:formula="of:=[.C67]/[.B67]" office:value-type="float" office:value="2.04418231672616">
            <text:p>2.0441823167</text:p>
          </table:table-cell>
          <table:table-cell table:style-name="ce1" office:value-type="string">
            <text:p>1.0 vs 1.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>
            <text:p>8...128</text:p>
          </table:table-cell>
          <table:table-cell table:style-name="ce5" office:value-type="string">
            <text:p>8...512</text:p>
          </table:table-cell>
          <table:table-cell office:value-type="string">
            <text:p>72...192 vs 8...128</text:p>
          </table:table-cell>
          <table:table-cell table:number-columns-repeated="1020"/>
        </table:table-row>
        <table:table-row table:style-name="ro1">
          <table:table-cell office:value-type="string">
            <text:p>Key Range 0..2^28</text:p>
          </table:table-cell>
          <table:table-cell table:style-name="ce1" office:value-type="float" office:value="2.6261151663">
            <text:p>2.6261151663</text:p>
          </table:table-cell>
          <table:table-cell table:style-name="ce1" office:value-type="float" office:value="1.5135027368">
            <text:p>1.5135027368</text:p>
          </table:table-cell>
          <table:table-cell table:number-columns-repeated="1021"/>
        </table:table-row>
        <table:table-row table:style-name="ro1">
          <table:table-cell office:value-type="string">
            <text:p>Key Range 0..2^23</text:p>
          </table:table-cell>
          <table:table-cell table:style-name="ce1" office:value-type="float" office:value="1.7980725726">
            <text:p>1.7980725726</text:p>
          </table:table-cell>
          <table:table-cell table:style-name="ce1" office:value-type="float" office:value="1.0624597997">
            <text:p>1.0624597997</text:p>
          </table:table-cell>
          <table:table-cell office:value-type="float" office:value="1.7100258176">
            <text:p>1.7100258176</text:p>
          </table:table-cell>
          <table:table-cell table:number-columns-repeated="1020"/>
        </table:table-row>
        <table:table-row table:style-name="ro1">
          <table:table-cell office:value-type="string">
            <text:p>Key Range 0..2^16</text:p>
          </table:table-cell>
          <table:table-cell table:style-name="ce1" office:value-type="float" office:value="2.3632992404">
            <text:p>2.3632992404</text:p>
          </table:table-cell>
          <table:table-cell table:style-name="ce1" office:value-type="float" office:value="1.1642113189">
            <text:p>1.1642113189</text:p>
          </table:table-cell>
          <table:table-cell office:value-type="float" office:value="2.0441823167">
            <text:p>2.0441823167</text:p>
          </table:table-cell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" office:value-type="string">
            <text:p>for ((i=3;i&lt;=24;i+=3)) do sudo ./benchhashtable -d 2 -s $i -c $i -b 1000 -i 100000000 -t 10000000 -m 17 -w 0.3; done</text:p>
          </table:table-cell>
          <table:table-cell table:style-name="ce1" office:value-type="string">
            <text:p>for ((i=6;i&lt;=48;i+=6)) do sudo ./benchhashtable -d 3 -s $i -c $i -b 1000 -i 100000000 -t 10000000 -m 17 -w 0.3; done</text:p>
          </table:table-cell>
          <table:table-cell table:style-name="ce1" office:value-type="string">
            <text:p>0.594 hit r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Server/Client Time</text:p>
          </table:table-cell>
          <table:table-cell table:style-name="ce1" office:value-type="string">
            <text:p>Locking Time</text:p>
          </table:table-cell>
          <table:table-cell table:style-name="ce1" office:value-type="string">
            <text:p>NCPU</text:p>
          </table:table-cell>
          <table:table-cell table:style-name="ce1" office:value-type="string">
            <text:p>CPHASH</text:p>
          </table:table-cell>
          <table:table-cell table:style-name="ce1" office:value-type="string">
            <text:p>LOCKHASH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6.451">
            <text:p>16.451</text:p>
          </table:table-cell>
          <table:table-cell table:style-name="ce1" office:value-type="float" office:value="33.552">
            <text:p>33.552</text:p>
          </table:table-cell>
          <table:table-cell table:style-name="ce1" office:value-type="float" office:value="6">
            <text:p>6</text:p>
          </table:table-cell>
          <table:table-cell table:style-name="ce1" table:formula="of:=(100000000/[.B5])/[.A5]" office:value-type="float" office:value="1013109.6387251">
            <text:p>1013109.6387251</text:p>
          </table:table-cell>
          <table:table-cell table:style-name="ce1" table:formula="of:=(100000000/[.C5])/[.A5]" office:value-type="float" office:value="496741.376569703">
            <text:p>496741.376569703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8.328">
            <text:p>8.328</text:p>
          </table:table-cell>
          <table:table-cell table:style-name="ce1" office:value-type="float" office:value="20.313">
            <text:p>20.313</text:p>
          </table:table-cell>
          <table:table-cell table:style-name="ce1" office:value-type="float" office:value="12">
            <text:p>12</text:p>
          </table:table-cell>
          <table:table-cell table:style-name="ce1" table:formula="of:=(100000000/[.B6])/[.A6]" office:value-type="float" office:value="1000640.40986231">
            <text:p>1000640.40986231</text:p>
          </table:table-cell>
          <table:table-cell table:style-name="ce1" table:formula="of:=(100000000/[.C6])/[.A6]" office:value-type="float" office:value="410246.311885656">
            <text:p>410246.311885656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5.119">
            <text:p>5.119</text:p>
          </table:table-cell>
          <table:table-cell table:style-name="ce1" office:value-type="float" office:value="15.114">
            <text:p>15.114</text:p>
          </table:table-cell>
          <table:table-cell table:style-name="ce1" office:value-type="float" office:value="18">
            <text:p>18</text:p>
          </table:table-cell>
          <table:table-cell table:style-name="ce1" table:formula="of:=(100000000/[.B7])/[.A7]" office:value-type="float" office:value="1085281.41347051">
            <text:p>1085281.41347051</text:p>
          </table:table-cell>
          <table:table-cell table:style-name="ce1" table:formula="of:=(100000000/[.C7])/[.A7]" office:value-type="float" office:value="367576.786790761">
            <text:p>367576.786790761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4.077">
            <text:p>4.077</text:p>
          </table:table-cell>
          <table:table-cell table:style-name="ce1" office:value-type="float" office:value="11.772">
            <text:p>11.772</text:p>
          </table:table-cell>
          <table:table-cell table:style-name="ce1" office:value-type="float" office:value="24">
            <text:p>24</text:p>
          </table:table-cell>
          <table:table-cell table:style-name="ce1" table:formula="of:=(100000000/[.B8])/[.A8]" office:value-type="float" office:value="1021993.29572398">
            <text:p>1021993.29572398</text:p>
          </table:table-cell>
          <table:table-cell table:style-name="ce1" table:formula="of:=(100000000/[.C8])/[.A8]" office:value-type="float" office:value="353947.219390644">
            <text:p>353947.219390644</text:p>
          </table:table-cell>
          <table:table-cell table:number-columns-repeated="1018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.414">
            <text:p>3.414</text:p>
          </table:table-cell>
          <table:table-cell table:style-name="ce1" office:value-type="float" office:value="10.295">
            <text:p>10.295</text:p>
          </table:table-cell>
          <table:table-cell table:style-name="ce1" office:value-type="float" office:value="30">
            <text:p>30</text:p>
          </table:table-cell>
          <table:table-cell table:style-name="ce1" table:formula="of:=(100000000/[.B9])/[.A9]" office:value-type="float" office:value="976371.802382347">
            <text:p>976371.802382347</text:p>
          </table:table-cell>
          <table:table-cell table:style-name="ce1" table:formula="of:=(100000000/[.C9])/[.A9]" office:value-type="float" office:value="323781.771086288">
            <text:p>323781.771086288</text:p>
          </table:table-cell>
          <table:table-cell table:number-columns-repeated="1018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9.318">
            <text:p>9.318</text:p>
          </table:table-cell>
          <table:table-cell table:style-name="ce1" office:value-type="float" office:value="36">
            <text:p>36</text:p>
          </table:table-cell>
          <table:table-cell table:style-name="ce1" table:formula="of:=(100000000/[.B10])/[.A10]" office:value-type="float" office:value="935278.713056491">
            <text:p>935278.713056491</text:p>
          </table:table-cell>
          <table:table-cell table:style-name="ce1" table:formula="of:=(100000000/[.C10])/[.A10]" office:value-type="float" office:value="298108.79778684">
            <text:p>298108.79778684</text:p>
          </table:table-cell>
          <table:table-cell table:number-columns-repeated="1018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2.912">
            <text:p>2.912</text:p>
          </table:table-cell>
          <table:table-cell table:style-name="ce1" office:value-type="float" office:value="8.81">
            <text:p>8.81</text:p>
          </table:table-cell>
          <table:table-cell table:style-name="ce1" office:value-type="float" office:value="42">
            <text:p>42</text:p>
          </table:table-cell>
          <table:table-cell table:style-name="ce1" table:formula="of:=(100000000/[.B11])/[.A11]" office:value-type="float" office:value="817634.746206175">
            <text:p>817634.746206175</text:p>
          </table:table-cell>
          <table:table-cell table:style-name="ce1" table:formula="of:=(100000000/[.C11])/[.A11]" office:value-type="float" office:value="270255.661856116">
            <text:p>270255.661856116</text:p>
          </table:table-cell>
          <table:table-cell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2.671">
            <text:p>2.671</text:p>
          </table:table-cell>
          <table:table-cell table:style-name="ce1" office:value-type="float" office:value="8.168">
            <text:p>8.168</text:p>
          </table:table-cell>
          <table:table-cell table:style-name="ce1" office:value-type="float" office:value="48">
            <text:p>48</text:p>
          </table:table-cell>
          <table:table-cell table:style-name="ce1" table:formula="of:=(100000000/[.B12])/[.A12]" office:value-type="float" office:value="779982.528391364">
            <text:p>779982.528391364</text:p>
          </table:table-cell>
          <table:table-cell table:style-name="ce1" table:formula="of:=(100000000/[.C12])/[.A12]" office:value-type="float" office:value="255060.398302318">
            <text:p>255060.3983023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Server/Client L2 Miss Per Query</text:p>
          </table:table-cell>
          <table:table-cell table:style-name="ce1" office:value-type="string">
            <text:p>Locking L2 Miss Per Query</text:p>
          </table:table-cell>
          <table:table-cell/>
          <table:table-cell table:style-name="ce1" office:value-type="string">
            <text:p>NCPU</text:p>
          </table:table-cell>
          <table:table-cell table:style-name="ce1" office:value-type="string">
            <text:p>Server/Client L2 Miss Per Query</text:p>
          </table:table-cell>
          <table:table-cell table:style-name="ce1" office:value-type="string">
            <text:p>Locking L2 Miss Per Query</text:p>
          </table:table-cell>
          <table:table-cell table:number-columns-repeated="1017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6.716">
            <text:p>6.716</text:p>
          </table:table-cell>
          <table:table-cell table:style-name="ce1" office:value-type="float" office:value="11.638">
            <text:p>11.638</text:p>
          </table:table-cell>
          <table:table-cell/>
          <table:table-cell table:style-name="ce1" office:value-type="float" office:value="6">
            <text:p>6</text:p>
          </table:table-cell>
          <table:table-cell table:style-name="ce1" office:value-type="float" office:value="10.567">
            <text:p>10.567</text:p>
          </table:table-cell>
          <table:table-cell table:style-name="ce1" office:value-type="float" office:value="15.555">
            <text:p>15.555</text:p>
          </table:table-cell>
          <table:table-cell table:number-columns-repeated="1017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5.619">
            <text:p>5.619</text:p>
          </table:table-cell>
          <table:table-cell table:style-name="ce1" office:value-type="float" office:value="12.318">
            <text:p>12.318</text:p>
          </table:table-cell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9.845">
            <text:p>9.845</text:p>
          </table:table-cell>
          <table:table-cell table:style-name="ce1" office:value-type="float" office:value="16.202">
            <text:p>16.202</text:p>
          </table:table-cell>
          <table:table-cell table:number-columns-repeated="1017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4.769">
            <text:p>4.769</text:p>
          </table:table-cell>
          <table:table-cell table:style-name="ce1" office:value-type="float" office:value="12.528">
            <text:p>12.528</text:p>
          </table:table-cell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9.356">
            <text:p>9.356</text:p>
          </table:table-cell>
          <table:table-cell table:style-name="ce1" office:value-type="float" office:value="16.459">
            <text:p>16.459</text:p>
          </table:table-cell>
          <table:table-cell table:number-columns-repeated="1017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4.069">
            <text:p>4.069</text:p>
          </table:table-cell>
          <table:table-cell table:style-name="ce1" office:value-type="float" office:value="12.626">
            <text:p>12.626</text:p>
          </table:table-cell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9.109">
            <text:p>9.109</text:p>
          </table:table-cell>
          <table:table-cell table:style-name="ce1" office:value-type="float" office:value="16.568">
            <text:p>16.568</text:p>
          </table:table-cell>
          <table:table-cell table:number-columns-repeated="1017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.47">
            <text:p>3.47</text:p>
          </table:table-cell>
          <table:table-cell table:style-name="ce1" office:value-type="float" office:value="12.671">
            <text:p>12.671</text:p>
          </table:table-cell>
          <table:table-cell/>
          <table:table-cell table:style-name="ce1" office:value-type="float" office:value="30">
            <text:p>30</text:p>
          </table:table-cell>
          <table:table-cell table:style-name="ce1" office:value-type="float" office:value="8.873">
            <text:p>8.873</text:p>
          </table:table-cell>
          <table:table-cell table:style-name="ce1" office:value-type="float" office:value="16.706">
            <text:p>16.706</text:p>
          </table:table-cell>
          <table:table-cell table:number-columns-repeated="1017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3.004">
            <text:p>3.004</text:p>
          </table:table-cell>
          <table:table-cell table:style-name="ce1" office:value-type="float" office:value="12.708">
            <text:p>12.708</text:p>
          </table:table-cell>
          <table:table-cell/>
          <table:table-cell table:style-name="ce1" office:value-type="float" office:value="36">
            <text:p>36</text:p>
          </table:table-cell>
          <table:table-cell table:style-name="ce1" office:value-type="float" office:value="8.814">
            <text:p>8.814</text:p>
          </table:table-cell>
          <table:table-cell table:style-name="ce1" office:value-type="float" office:value="16.73">
            <text:p>16.73</text:p>
          </table:table-cell>
          <table:table-cell table:number-columns-repeated="1017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2.696">
            <text:p>2.696</text:p>
          </table:table-cell>
          <table:table-cell table:style-name="ce1" office:value-type="float" office:value="12.737">
            <text:p>12.737</text:p>
          </table:table-cell>
          <table:table-cell/>
          <table:table-cell table:style-name="ce1" office:value-type="float" office:value="42">
            <text:p>42</text:p>
          </table:table-cell>
          <table:table-cell table:style-name="ce1" office:value-type="float" office:value="8.701">
            <text:p>8.701</text:p>
          </table:table-cell>
          <table:table-cell table:style-name="ce1" office:value-type="float" office:value="16.793">
            <text:p>16.793</text:p>
          </table:table-cell>
          <table:table-cell table:number-columns-repeated="1017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2.712">
            <text:p>2.712</text:p>
          </table:table-cell>
          <table:table-cell table:style-name="ce1" office:value-type="float" office:value="12.794">
            <text:p>12.794</text:p>
          </table:table-cell>
          <table:table-cell/>
          <table:table-cell table:style-name="ce1" office:value-type="float" office:value="48">
            <text:p>48</text:p>
          </table:table-cell>
          <table:table-cell table:style-name="ce1" office:value-type="float" office:value="8.602">
            <text:p>8.602</text:p>
          </table:table-cell>
          <table:table-cell table:style-name="ce1" office:value-type="float" office:value="16.78">
            <text:p>16.78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1" office:value-type="string">
            <text:p>for ((i=3;i&lt;=24;i+=3)) do sudo ./benchhashtable -d 2 -s $i -c $i -b 1000 -i 100000000 -t 1000000000 -m 23 -w 0.3; done</text:p>
          </table:table-cell>
          <table:table-cell table:style-name="ce1" office:value-type="string">
            <text:p>for ((i=6;i&lt;=48;i+=6)) do sudo ./benchhashtable -d 3 -s $i -c $i -b 1000 -i 100000000 -t 1000000000 -m 23 -w 0.3; done</text:p>
          </table:table-cell>
          <table:table-cell table:style-name="ce1" office:value-type="string">
            <text:p>0.72 hit rat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Server/Client Time</text:p>
          </table:table-cell>
          <table:table-cell table:style-name="ce1" office:value-type="string">
            <text:p>Locking Time</text:p>
          </table:table-cell>
          <table:table-cell table:style-name="ce1" office:value-type="string">
            <text:p>NCPU</text:p>
          </table:table-cell>
          <table:table-cell table:style-name="ce1" office:value-type="string">
            <text:p>CPHASH</text:p>
          </table:table-cell>
          <table:table-cell table:style-name="ce1" office:value-type="string">
            <text:p>LOCKHASH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10.37">
            <text:p>310.37</text:p>
          </table:table-cell>
          <table:table-cell table:style-name="ce1" office:value-type="float" office:value="422.268">
            <text:p>422.268</text:p>
          </table:table-cell>
          <table:table-cell table:style-name="ce1" office:value-type="float" office:value="6">
            <text:p>6</text:p>
          </table:table-cell>
          <table:table-cell table:style-name="ce1" table:formula="of:=(1000000000/[.B31])/[.A31]" office:value-type="float" office:value="536993.480899142">
            <text:p>536993.480899142</text:p>
          </table:table-cell>
          <table:table-cell table:style-name="ce1" table:formula="of:=(1000000000/[.C31])/[.A31]" office:value-type="float" office:value="394694.048961007">
            <text:p>394694.048961007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56.953">
            <text:p>156.953</text:p>
          </table:table-cell>
          <table:table-cell table:style-name="ce1" office:value-type="float" office:value="243.569">
            <text:p>243.569</text:p>
          </table:table-cell>
          <table:table-cell table:style-name="ce1" office:value-type="float" office:value="12">
            <text:p>12</text:p>
          </table:table-cell>
          <table:table-cell table:style-name="ce1" table:formula="of:=(1000000000/[.B32])/[.A32]" office:value-type="float" office:value="530944.507803822">
            <text:p>530944.507803822</text:p>
          </table:table-cell>
          <table:table-cell table:style-name="ce1" table:formula="of:=(1000000000/[.C32])/[.A32]" office:value-type="float" office:value="342134.398602997">
            <text:p>342134.398602997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95.41">
            <text:p>95.41</text:p>
          </table:table-cell>
          <table:table-cell table:style-name="ce1" office:value-type="float" office:value="173.28">
            <text:p>173.28</text:p>
          </table:table-cell>
          <table:table-cell table:style-name="ce1" office:value-type="float" office:value="18">
            <text:p>18</text:p>
          </table:table-cell>
          <table:table-cell table:style-name="ce1" table:formula="of:=(1000000000/[.B33])/[.A33]" office:value-type="float" office:value="582282.313757002">
            <text:p>582282.313757002</text:p>
          </table:table-cell>
          <table:table-cell table:style-name="ce1" table:formula="of:=(1000000000/[.C33])/[.A33]" office:value-type="float" office:value="320611.470195958">
            <text:p>320611.470195958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70.344">
            <text:p>70.344</text:p>
          </table:table-cell>
          <table:table-cell table:style-name="ce1" office:value-type="float" office:value="131.26">
            <text:p>131.26</text:p>
          </table:table-cell>
          <table:table-cell table:style-name="ce1" office:value-type="float" office:value="24">
            <text:p>24</text:p>
          </table:table-cell>
          <table:table-cell table:style-name="ce1" table:formula="of:=(1000000000/[.B34])/[.A34]" office:value-type="float" office:value="592327.229993556">
            <text:p>592327.229993556</text:p>
          </table:table-cell>
          <table:table-cell table:style-name="ce1" table:formula="of:=(1000000000/[.C34])/[.A34]" office:value-type="float" office:value="317436.131850272">
            <text:p>317436.131850272</text:p>
          </table:table-cell>
          <table:table-cell table:number-columns-repeated="1018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54.52">
            <text:p>54.52</text:p>
          </table:table-cell>
          <table:table-cell table:style-name="ce1" office:value-type="float" office:value="111.68">
            <text:p>111.68</text:p>
          </table:table-cell>
          <table:table-cell table:style-name="ce1" office:value-type="float" office:value="30">
            <text:p>30</text:p>
          </table:table-cell>
          <table:table-cell table:style-name="ce1" table:formula="of:=(1000000000/[.B35])/[.A35]" office:value-type="float" office:value="611396.429444852">
            <text:p>611396.429444852</text:p>
          </table:table-cell>
          <table:table-cell table:style-name="ce1" table:formula="of:=(1000000000/[.C35])/[.A35]" office:value-type="float" office:value="298471.82425979">
            <text:p>298471.82425979</text:p>
          </table:table-cell>
          <table:table-cell table:number-columns-repeated="1018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45.669">
            <text:p>45.669</text:p>
          </table:table-cell>
          <table:table-cell table:style-name="ce1" office:value-type="float" office:value="98.887">
            <text:p>98.887</text:p>
          </table:table-cell>
          <table:table-cell table:style-name="ce1" office:value-type="float" office:value="36">
            <text:p>36</text:p>
          </table:table-cell>
          <table:table-cell table:style-name="ce1" table:formula="of:=(1000000000/[.B36])/[.A36]" office:value-type="float" office:value="608241.428053555">
            <text:p>608241.428053555</text:p>
          </table:table-cell>
          <table:table-cell table:style-name="ce1" table:formula="of:=(1000000000/[.C36])/[.A36]" office:value-type="float" office:value="280904.241991139">
            <text:p>280904.241991139</text:p>
          </table:table-cell>
          <table:table-cell table:number-columns-repeated="1018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38.62">
            <text:p>38.62</text:p>
          </table:table-cell>
          <table:table-cell table:style-name="ce1" office:value-type="float" office:value="89.217">
            <text:p>89.217</text:p>
          </table:table-cell>
          <table:table-cell table:style-name="ce1" office:value-type="float" office:value="42">
            <text:p>42</text:p>
          </table:table-cell>
          <table:table-cell table:style-name="ce1" table:formula="of:=(1000000000/[.B37])/[.A37]" office:value-type="float" office:value="616507.607703879">
            <text:p>616507.607703879</text:p>
          </table:table-cell>
          <table:table-cell table:style-name="ce1" table:formula="of:=(1000000000/[.C37])/[.A37]" office:value-type="float" office:value="266872.051397422">
            <text:p>266872.051397422</text:p>
          </table:table-cell>
          <table:table-cell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37.052">
            <text:p>37.052</text:p>
          </table:table-cell>
          <table:table-cell table:style-name="ce1" office:value-type="float" office:value="86.165">
            <text:p>86.165</text:p>
          </table:table-cell>
          <table:table-cell table:style-name="ce1" office:value-type="float" office:value="48">
            <text:p>48</text:p>
          </table:table-cell>
          <table:table-cell table:style-name="ce1" table:formula="of:=(1000000000/[.B38])/[.A38]" office:value-type="float" office:value="562272.841771924">
            <text:p>562272.841771924</text:p>
          </table:table-cell>
          <table:table-cell table:style-name="ce1" table:formula="of:=(1000000000/[.C38])/[.A38]" office:value-type="float" office:value="241784.173775121">
            <text:p>241784.173775121</text:p>
          </table:table-cell>
          <table:table-cell table:number-columns-repeated="1018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Server/Client Time</text:p>
          </table:table-cell>
          <table:table-cell table:style-name="ce1" office:value-type="string">
            <text:p>L2 Misses</text:p>
          </table:table-cell>
          <table:table-cell table:style-name="ce1" office:value-type="string">
            <text:p>NCPU</text:p>
          </table:table-cell>
          <table:table-cell table:style-name="ce1" office:value-type="string">
            <text:p>Message Passing</text:p>
          </table:table-cell>
          <table:table-cell table:number-columns-repeated="1019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52.842">
            <text:p>52.842</text:p>
          </table:table-cell>
          <table:table-cell table:style-name="ce1" office:value-type="float" office:value="0.943">
            <text:p>0.943</text:p>
          </table:table-cell>
          <table:table-cell table:style-name="ce1" office:value-type="float" office:value="6">
            <text:p>6</text:p>
          </table:table-cell>
          <table:table-cell table:style-name="ce1" table:formula="of:=(1000000000/[.B64])/[.A64]" office:value-type="float" office:value="3154056.74778901">
            <text:p>3154056.74778901</text:p>
          </table:table-cell>
          <table:table-cell table:number-columns-repeated="1019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28.15">
            <text:p>28.15</text:p>
          </table:table-cell>
          <table:table-cell table:style-name="ce1" office:value-type="float" office:value="0.94">
            <text:p>0.94</text:p>
          </table:table-cell>
          <table:table-cell table:style-name="ce1" office:value-type="float" office:value="12">
            <text:p>12</text:p>
          </table:table-cell>
          <table:table-cell table:style-name="ce1" table:formula="of:=(1000000000/[.B65])/[.A65]" office:value-type="float" office:value="2960331.5571344">
            <text:p>2960331.5571344</text:p>
          </table:table-cell>
          <table:table-cell table:number-columns-repeated="1019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20.497">
            <text:p>20.497</text:p>
          </table:table-cell>
          <table:table-cell table:style-name="ce1" office:value-type="float" office:value="0.967">
            <text:p>0.967</text:p>
          </table:table-cell>
          <table:table-cell table:style-name="ce1" office:value-type="float" office:value="18">
            <text:p>18</text:p>
          </table:table-cell>
          <table:table-cell table:style-name="ce1" table:formula="of:=(1000000000/[.B66])/[.A66]" office:value-type="float" office:value="2710423.74764871">
            <text:p>2710423.74764871</text:p>
          </table:table-cell>
          <table:table-cell table:number-columns-repeated="1019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15.329">
            <text:p>15.329</text:p>
          </table:table-cell>
          <table:table-cell table:style-name="ce1" office:value-type="float" office:value="0.991">
            <text:p>0.991</text:p>
          </table:table-cell>
          <table:table-cell table:style-name="ce1" office:value-type="float" office:value="24">
            <text:p>24</text:p>
          </table:table-cell>
          <table:table-cell table:style-name="ce1" table:formula="of:=(1000000000/[.B67])/[.A67]" office:value-type="float" office:value="2718159.479853">
            <text:p>2718159.479853</text:p>
          </table:table-cell>
          <table:table-cell table:number-columns-repeated="101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13.164">
            <text:p>13.164</text:p>
          </table:table-cell>
          <table:table-cell table:style-name="ce1" office:value-type="float" office:value="0.996">
            <text:p>0.996</text:p>
          </table:table-cell>
          <table:table-cell table:style-name="ce1" office:value-type="float" office:value="30">
            <text:p>30</text:p>
          </table:table-cell>
          <table:table-cell table:style-name="ce1" table:formula="of:=(1000000000/[.B68])/[.A68]" office:value-type="float" office:value="2532158.41183024">
            <text:p>2532158.41183024</text:p>
          </table:table-cell>
          <table:table-cell table:number-columns-repeated="1019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11.832">
            <text:p>11.832</text:p>
          </table:table-cell>
          <table:table-cell table:style-name="ce1" office:value-type="float" office:value="1.021">
            <text:p>1.021</text:p>
          </table:table-cell>
          <table:table-cell table:style-name="ce1" office:value-type="float" office:value="36">
            <text:p>36</text:p>
          </table:table-cell>
          <table:table-cell table:style-name="ce1" table:formula="of:=(1000000000/[.B69])/[.A69]" office:value-type="float" office:value="2347682.36796634">
            <text:p>2347682.36796634</text:p>
          </table:table-cell>
          <table:table-cell table:number-columns-repeated="1019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10.715">
            <text:p>10.715</text:p>
          </table:table-cell>
          <table:table-cell table:style-name="ce1" office:value-type="float" office:value="1.035">
            <text:p>1.035</text:p>
          </table:table-cell>
          <table:table-cell table:style-name="ce1" office:value-type="float" office:value="42">
            <text:p>42</text:p>
          </table:table-cell>
          <table:table-cell table:style-name="ce1" table:formula="of:=(1000000000/[.B70])/[.A70]" office:value-type="float" office:value="2222074.08394996">
            <text:p>2222074.08394996</text:p>
          </table:table-cell>
          <table:table-cell table:number-columns-repeated="1019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9.959">
            <text:p>9.959</text:p>
          </table:table-cell>
          <table:table-cell table:style-name="ce1" office:value-type="float" office:value="1.056">
            <text:p>1.056</text:p>
          </table:table-cell>
          <table:table-cell table:style-name="ce1" office:value-type="float" office:value="48">
            <text:p>48</text:p>
          </table:table-cell>
          <table:table-cell table:style-name="ce1" table:formula="of:=(1000000000/[.B71])/[.A71]" office:value-type="float" office:value="2091910.16500987">
            <text:p>2091910.16500987</text:p>
          </table:table-cell>
          <table:table-cell table:number-columns-repeated="1019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10MB Hash Table</text:p>
          </table:table-cell>
          <table:table-cell table:style-name="ce1" office:value-type="string">
            <text:p>40MB Hash Table</text:p>
          </table:table-cell>
          <table:table-cell table:style-name="ce1" office:value-type="string">
            <text:p>1GB Hash Tabl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[.C5]/[.B5]" office:value-type="float" office:value="2.03951127591028">
            <text:p>2.0395112759</text:p>
          </table:table-cell>
          <table:table-cell table:style-name="ce1" table:formula="of:=[.C148]/[.B148]" office:value-type="float" office:value="1.60481189851269">
            <text:p>1.6048118985</text:p>
          </table:table-cell>
          <table:table-cell table:style-name="ce1" table:formula="of:=[.C31]/[.B31]" office:value-type="float" office:value="1.36053097915391">
            <text:p>1.3605309792</text:p>
          </table:table-cell>
          <table:table-cell table:number-columns-repeated="1020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table:formula="of:=[.C6]/[.B6]" office:value-type="float" office:value="2.43912103746398">
            <text:p>2.4391210375</text:p>
          </table:table-cell>
          <table:table-cell table:style-name="ce1" table:formula="of:=[.C149]/[.B149]" office:value-type="float" office:value="1.87763378294984">
            <text:p>1.8776337829</text:p>
          </table:table-cell>
          <table:table-cell table:style-name="ce1" table:formula="of:=[.C32]/[.B32]" office:value-type="float" office:value="1.55185947385523">
            <text:p>1.5518594739</text:p>
          </table:table-cell>
          <table:table-cell table:number-columns-repeated="1020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[.C7]/[.B7]" office:value-type="float" office:value="2.9525297909748">
            <text:p>2.952529791</text:p>
          </table:table-cell>
          <table:table-cell table:style-name="ce1" table:formula="of:=[.C150]/[.B150]" office:value-type="float" office:value="2.24385245901639">
            <text:p>2.243852459</text:p>
          </table:table-cell>
          <table:table-cell table:style-name="ce1" table:formula="of:=[.C33]/[.B33]" office:value-type="float" office:value="1.81616182790064">
            <text:p>1.8161618279</text:p>
          </table:table-cell>
          <table:table-cell table:number-columns-repeated="1020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[.C8]/[.B8]" office:value-type="float" office:value="2.88741721854305">
            <text:p>2.8874172185</text:p>
          </table:table-cell>
          <table:table-cell table:style-name="ce1" table:formula="of:=[.C151]/[.B151]" office:value-type="float" office:value="2.29391100702576">
            <text:p>2.293911007</text:p>
          </table:table-cell>
          <table:table-cell table:style-name="ce1" table:formula="of:=[.C34]/[.B34]" office:value-type="float" office:value="1.8659729330149">
            <text:p>1.865972933</text:p>
          </table:table-cell>
          <table:table-cell table:number-columns-repeated="1020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[.C9]/[.B9]" office:value-type="float" office:value="3.01552431165788">
            <text:p>3.0155243117</text:p>
          </table:table-cell>
          <table:table-cell table:style-name="ce1" table:formula="of:=[.C152]/[.B152]" office:value-type="float" office:value="2.58013144590495">
            <text:p>2.5801314459</text:p>
          </table:table-cell>
          <table:table-cell table:style-name="ce1" table:formula="of:=[.C35]/[.B35]" office:value-type="float" office:value="2.04842259721203">
            <text:p>2.0484225972</text:p>
          </table:table-cell>
          <table:table-cell table:number-columns-repeated="1020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[.C10]/[.B10]" office:value-type="float" office:value="3.13737373737374">
            <text:p>3.1373737374</text:p>
          </table:table-cell>
          <table:table-cell table:style-name="ce1" table:formula="of:=[.C153]/[.B153]" office:value-type="float" office:value="2.81865284974093">
            <text:p>2.8186528497</text:p>
          </table:table-cell>
          <table:table-cell table:style-name="ce1" table:formula="of:=[.C36]/[.B36]" office:value-type="float" office:value="2.16529812345355">
            <text:p>2.1652981235</text:p>
          </table:table-cell>
          <table:table-cell table:number-columns-repeated="1020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[.C11]/[.B11]" office:value-type="float" office:value="3.02541208791209">
            <text:p>3.0254120879</text:p>
          </table:table-cell>
          <table:table-cell table:style-name="ce1" table:formula="of:=[.C154]/[.B154]" office:value-type="float" office:value="2.92803547066849">
            <text:p>2.9280354707</text:p>
          </table:table-cell>
          <table:table-cell table:style-name="ce1" table:formula="of:=[.C37]/[.B37]" office:value-type="float" office:value="2.31012428793371">
            <text:p>2.3101242879</text:p>
          </table:table-cell>
          <table:table-cell table:number-columns-repeated="1020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[.C12]/[.B12]" office:value-type="float" office:value="3.05803070011232">
            <text:p>3.0580307001</text:p>
          </table:table-cell>
          <table:table-cell table:style-name="ce1" table:formula="of:=[.C155]/[.B155]" office:value-type="float" office:value="3.03608630952381">
            <text:p>3.0360863095</text:p>
          </table:table-cell>
          <table:table-cell table:style-name="ce1" table:formula="of:=[.C38]/[.B38]" office:value-type="float" office:value="2.32551549174134">
            <text:p>2.325515491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Write Ratio</text:p>
          </table:table-cell>
          <table:table-cell table:style-name="ce1" office:value-type="string">
            <text:p>Server/Client</text:p>
          </table:table-cell>
          <table:table-cell table:style-name="ce1" office:value-type="string">
            <text:p>Locking</text:p>
          </table:table-cell>
          <table:table-cell table:style-name="ce1" office:value-type="string">
            <text:p>Speedup</text:p>
          </table:table-cell>
          <table:table-cell/>
          <table:table-cell table:style-name="ce1" office:value-type="string">
            <text:p>L2 MCSTORE</text:p>
          </table:table-cell>
          <table:table-cell table:style-name="ce1" office:value-type="string">
            <text:p>L2 LOCKING</text:p>
          </table:table-cell>
          <table:table-cell table:number-columns-repeated="1017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office:value-type="float" office:value="2.52">
            <text:p>2.52</text:p>
          </table:table-cell>
          <table:table-cell table:style-name="ce1" office:value-type="float" office:value="7.531">
            <text:p>7.531</text:p>
          </table:table-cell>
          <table:table-cell table:style-name="ce1" table:formula="of:=[.C109]/[.B109]" office:value-type="float" office:value="2.98849206349206">
            <text:p>2.9884920635</text:p>
          </table:table-cell>
          <table:table-cell/>
          <table:table-cell table:style-name="ce1" office:value-type="float" office:value="2.436">
            <text:p>2.436</text:p>
          </table:table-cell>
          <table:table-cell table:style-name="ce1" office:value-type="float" office:value="11.97">
            <text:p>11.97</text:p>
          </table:table-cell>
          <table:table-cell table:number-columns-repeated="1017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office:value-type="float" office:value="2.755">
            <text:p>2.755</text:p>
          </table:table-cell>
          <table:table-cell table:style-name="ce1" office:value-type="float" office:value="8.755">
            <text:p>8.755</text:p>
          </table:table-cell>
          <table:table-cell table:style-name="ce1" table:formula="of:=[.C110]/[.B110]" office:value-type="float" office:value="3.17785843920145">
            <text:p>3.1778584392</text:p>
          </table:table-cell>
          <table:table-cell/>
          <table:table-cell table:style-name="ce1" office:value-type="float" office:value="2.691">
            <text:p>2.691</text:p>
          </table:table-cell>
          <table:table-cell table:style-name="ce1" office:value-type="float" office:value="13.609">
            <text:p>13.609</text:p>
          </table:table-cell>
          <table:table-cell table:number-columns-repeated="1017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office:value-type="float" office:value="2.93">
            <text:p>2.93</text:p>
          </table:table-cell>
          <table:table-cell table:style-name="ce1" office:value-type="float" office:value="10.008">
            <text:p>10.008</text:p>
          </table:table-cell>
          <table:table-cell table:style-name="ce1" table:formula="of:=[.C111]/[.B111]" office:value-type="float" office:value="3.41569965870307">
            <text:p>3.4156996587</text:p>
          </table:table-cell>
          <table:table-cell/>
          <table:table-cell table:style-name="ce1" office:value-type="float" office:value="3.033">
            <text:p>3.033</text:p>
          </table:table-cell>
          <table:table-cell table:style-name="ce1" office:value-type="float" office:value="15.247">
            <text:p>15.247</text:p>
          </table:table-cell>
          <table:table-cell table:number-columns-repeated="1017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office:value-type="float" office:value="3.137">
            <text:p>3.137</text:p>
          </table:table-cell>
          <table:table-cell table:style-name="ce1" office:value-type="float" office:value="11.243">
            <text:p>11.243</text:p>
          </table:table-cell>
          <table:table-cell table:style-name="ce1" table:formula="of:=[.C112]/[.B112]" office:value-type="float" office:value="3.5839974497928">
            <text:p>3.5839974498</text:p>
          </table:table-cell>
          <table:table-cell/>
          <table:table-cell table:style-name="ce1" office:value-type="float" office:value="3.282">
            <text:p>3.282</text:p>
          </table:table-cell>
          <table:table-cell table:style-name="ce1" office:value-type="float" office:value="16.383">
            <text:p>16.383</text:p>
          </table:table-cell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.35">
            <text:p>3.35</text:p>
          </table:table-cell>
          <table:table-cell table:style-name="ce1" office:value-type="float" office:value="12.526">
            <text:p>12.526</text:p>
          </table:table-cell>
          <table:table-cell table:style-name="ce1" table:formula="of:=[.C113]/[.B113]" office:value-type="float" office:value="3.73910447761194">
            <text:p>3.7391044776</text:p>
          </table:table-cell>
          <table:table-cell/>
          <table:table-cell table:style-name="ce1" office:value-type="float" office:value="3.647">
            <text:p>3.647</text:p>
          </table:table-cell>
          <table:table-cell table:style-name="ce1" office:value-type="float" office:value="18.489">
            <text:p>18.48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Write Ratio</text:p>
          </table:table-cell>
          <table:table-cell table:style-name="ce1" office:value-type="string">
            <text:p>Server/Client</text:p>
          </table:table-cell>
          <table:table-cell table:style-name="ce1" office:value-type="string">
            <text:p>Locking</text:p>
          </table:table-cell>
          <table:table-cell table:style-name="ce1" office:value-type="string">
            <text:p>Speedup</text:p>
          </table:table-cell>
          <table:table-cell/>
          <table:table-cell table:style-name="ce1" office:value-type="string">
            <text:p>L2 MCSTORE</text:p>
          </table:table-cell>
          <table:table-cell table:style-name="ce1" office:value-type="string">
            <text:p>L2 LOCKING</text:p>
          </table:table-cell>
          <table:table-cell table:style-name="ce1" office:value-type="string">
            <text:p>L2 INC</text:p>
          </table:table-cell>
          <table:table-cell table:number-columns-repeated="1016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office:value-type="float" office:value="33.853">
            <text:p>33.853</text:p>
          </table:table-cell>
          <table:table-cell table:style-name="ce1" office:value-type="float" office:value="78.083">
            <text:p>78.083</text:p>
          </table:table-cell>
          <table:table-cell table:style-name="ce1" table:formula="of:=[.C116]/[.B116]" office:value-type="float" office:value="2.30653117892063">
            <text:p>2.3065311789</text:p>
          </table:table-cell>
          <table:table-cell/>
          <table:table-cell table:style-name="ce1" office:value-type="float" office:value="7.755">
            <text:p>7.755</text:p>
          </table:table-cell>
          <table:table-cell table:style-name="ce1" office:value-type="float" office:value="15.503">
            <text:p>15.503</text:p>
          </table:table-cell>
          <table:table-cell table:style-name="ce1" table:formula="of:=[.G116]/[.F116]" office:value-type="float" office:value="1.99909735654417">
            <text:p>1.9990973565</text:p>
          </table:table-cell>
          <table:table-cell table:number-columns-repeated="1016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office:value-type="float" office:value="38.844">
            <text:p>38.844</text:p>
          </table:table-cell>
          <table:table-cell table:style-name="ce1" office:value-type="float" office:value="91.415">
            <text:p>91.415</text:p>
          </table:table-cell>
          <table:table-cell table:style-name="ce1" table:formula="of:=[.C117]/[.B117]" office:value-type="float" office:value="2.35338791061683">
            <text:p>2.3533879106</text:p>
          </table:table-cell>
          <table:table-cell/>
          <table:table-cell table:style-name="ce1" office:value-type="float" office:value="9.345">
            <text:p>9.345</text:p>
          </table:table-cell>
          <table:table-cell table:style-name="ce1" office:value-type="float" office:value="17.935">
            <text:p>17.935</text:p>
          </table:table-cell>
          <table:table-cell table:style-name="ce1" table:formula="of:=[.G117]/[.F117]" office:value-type="float" office:value="1.91920813269128">
            <text:p>1.9192081327</text:p>
          </table:table-cell>
          <table:table-cell table:number-columns-repeated="1016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office:value-type="float" office:value="44.464">
            <text:p>44.464</text:p>
          </table:table-cell>
          <table:table-cell table:style-name="ce1" office:value-type="float" office:value="104.58">
            <text:p>104.58</text:p>
          </table:table-cell>
          <table:table-cell table:style-name="ce1" table:formula="of:=[.C118]/[.B118]" office:value-type="float" office:value="2.35201511335013">
            <text:p>2.3520151134</text:p>
          </table:table-cell>
          <table:table-cell/>
          <table:table-cell table:style-name="ce1" office:value-type="float" office:value="10.702">
            <text:p>10.702</text:p>
          </table:table-cell>
          <table:table-cell table:style-name="ce1" office:value-type="float" office:value="20.311">
            <text:p>20.311</text:p>
          </table:table-cell>
          <table:table-cell table:style-name="ce1" table:formula="of:=[.G118]/[.F118]" office:value-type="float" office:value="1.89786955709213">
            <text:p>1.8978695571</text:p>
          </table:table-cell>
          <table:table-cell table:number-columns-repeated="1016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office:value-type="float" office:value="51.696">
            <text:p>51.696</text:p>
          </table:table-cell>
          <table:table-cell table:style-name="ce1" office:value-type="float" office:value="118.242">
            <text:p>118.242</text:p>
          </table:table-cell>
          <table:table-cell table:style-name="ce1" table:formula="of:=[.C119]/[.B119]" office:value-type="float" office:value="2.28725626740947">
            <text:p>2.2872562674</text:p>
          </table:table-cell>
          <table:table-cell/>
          <table:table-cell table:style-name="ce1" office:value-type="float" office:value="12.229">
            <text:p>12.229</text:p>
          </table:table-cell>
          <table:table-cell table:style-name="ce1" office:value-type="float" office:value="22.713">
            <text:p>22.713</text:p>
          </table:table-cell>
          <table:table-cell table:style-name="ce1" table:formula="of:=[.G119]/[.F119]" office:value-type="float" office:value="1.85730640281299">
            <text:p>1.8573064028</text:p>
          </table:table-cell>
          <table:table-cell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8.067">
            <text:p>58.067</text:p>
          </table:table-cell>
          <table:table-cell table:style-name="ce1" office:value-type="float" office:value="131.794">
            <text:p>131.794</text:p>
          </table:table-cell>
          <table:table-cell table:style-name="ce1" table:formula="of:=[.C120]/[.B120]" office:value-type="float" office:value="2.26968846332685">
            <text:p>2.2696884633</text:p>
          </table:table-cell>
          <table:table-cell/>
          <table:table-cell table:style-name="ce1" office:value-type="float" office:value="13.535">
            <text:p>13.535</text:p>
          </table:table-cell>
          <table:table-cell table:style-name="ce1" office:value-type="float" office:value="25.22">
            <text:p>25.22</text:p>
          </table:table-cell>
          <table:table-cell table:style-name="ce1" table:formula="of:=[.G120]/[.F120]" office:value-type="float" office:value="1.86331732545253">
            <text:p>1.863317325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Write Ratio</text:p>
          </table:table-cell>
          <table:table-cell table:style-name="ce1" office:value-type="string">
            <text:p>Speedup on 10MB</text:p>
          </table:table-cell>
          <table:table-cell table:style-name="ce1" office:value-type="string">
            <text:p>Speedup on 1GB</text:p>
          </table:table-cell>
          <table:table-cell table:number-columns-repeated="1021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D109]" office:value-type="float" office:value="2.98849206349206">
            <text:p>2.9884920635</text:p>
          </table:table-cell>
          <table:table-cell table:style-name="ce1" table:formula="of:=[.D116]" office:value-type="float" office:value="2.30653117892063">
            <text:p>2.3065311789</text:p>
          </table:table-cell>
          <table:table-cell table:number-columns-repeated="1021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D110]" office:value-type="float" office:value="3.17785843920145">
            <text:p>3.1778584392</text:p>
          </table:table-cell>
          <table:table-cell table:style-name="ce1" table:formula="of:=[.D117]" office:value-type="float" office:value="2.35338791061683">
            <text:p>2.3533879106</text:p>
          </table:table-cell>
          <table:table-cell table:number-columns-repeated="1021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D111]" office:value-type="float" office:value="3.41569965870307">
            <text:p>3.4156996587</text:p>
          </table:table-cell>
          <table:table-cell table:style-name="ce1" table:formula="of:=[.D118]" office:value-type="float" office:value="2.35201511335013">
            <text:p>2.3520151134</text:p>
          </table:table-cell>
          <table:table-cell table:number-columns-repeated="1021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D112]" office:value-type="float" office:value="3.5839974497928">
            <text:p>3.5839974498</text:p>
          </table:table-cell>
          <table:table-cell table:style-name="ce1" table:formula="of:=[.D119]" office:value-type="float" office:value="2.28725626740947">
            <text:p>2.2872562674</text:p>
          </table:table-cell>
          <table:table-cell table:number-columns-repeated="102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D113]" office:value-type="float" office:value="3.73910447761194">
            <text:p>3.7391044776</text:p>
          </table:table-cell>
          <table:table-cell table:style-name="ce1" table:formula="of:=[.D120]" office:value-type="float" office:value="2.26968846332685">
            <text:p>2.2696884633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Server/Client Time</text:p>
          </table:table-cell>
          <table:table-cell table:style-name="ce1" office:value-type="string">
            <text:p>Locking Time</text:p>
          </table:table-cell>
          <table:table-cell table:style-name="ce1" office:value-type="string">
            <text:p>NCPU</text:p>
          </table:table-cell>
          <table:table-cell table:style-name="ce1" office:value-type="string">
            <text:p>MCSTORE</text:p>
          </table:table-cell>
          <table:table-cell table:style-name="ce1" office:value-type="string">
            <text:p>LOCKING</text:p>
          </table:table-cell>
          <table:table-cell table:style-name="ce1" office:value-type="string">
            <text:p>Linear</text:p>
          </table:table-cell>
          <table:table-cell table:number-columns-repeated="1017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2.86">
            <text:p>22.86</text:p>
          </table:table-cell>
          <table:table-cell table:style-name="ce1" office:value-type="float" office:value="36.686">
            <text:p>36.686</text:p>
          </table:table-cell>
          <table:table-cell table:style-name="ce1" office:value-type="float" office:value="6">
            <text:p>6</text:p>
          </table:table-cell>
          <table:table-cell table:style-name="ce1" table:formula="of:=[.B148]/[.B148]" office:value-type="float" office:value="1">
            <text:p>1</text:p>
          </table:table-cell>
          <table:table-cell table:style-name="ce1" table:formula="of:=[.C148]/[.C148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1.343">
            <text:p>11.343</text:p>
          </table:table-cell>
          <table:table-cell table:style-name="ce1" office:value-type="float" office:value="21.298">
            <text:p>21.298</text:p>
          </table:table-cell>
          <table:table-cell table:style-name="ce1" office:value-type="float" office:value="12">
            <text:p>12</text:p>
          </table:table-cell>
          <table:table-cell table:style-name="ce1" table:formula="of:=[.B148]/[.B149]" office:value-type="float" office:value="2.01533985718064">
            <text:p>2.0153398572</text:p>
          </table:table-cell>
          <table:table-cell table:style-name="ce1" table:formula="of:=[.C148]/[.C149]" office:value-type="float" office:value="1.72250915578928">
            <text:p>1.7225091558</text:p>
          </table:table-cell>
          <table:table-cell table:style-name="ce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6.832">
            <text:p>6.832</text:p>
          </table:table-cell>
          <table:table-cell table:style-name="ce1" office:value-type="float" office:value="15.33">
            <text:p>15.33</text:p>
          </table:table-cell>
          <table:table-cell table:style-name="ce1" office:value-type="float" office:value="18">
            <text:p>18</text:p>
          </table:table-cell>
          <table:table-cell table:style-name="ce1" table:formula="of:=[.B148]/[.B150]" office:value-type="float" office:value="3.346018735363">
            <text:p>3.3460187354</text:p>
          </table:table-cell>
          <table:table-cell table:style-name="ce1" table:formula="of:=[.C148]/[.C150]" office:value-type="float" office:value="2.39308545335943">
            <text:p>2.3930854534</text:p>
          </table:table-cell>
          <table:table-cell table:style-name="ce1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5.124">
            <text:p>5.124</text:p>
          </table:table-cell>
          <table:table-cell table:style-name="ce1" office:value-type="float" office:value="11.754">
            <text:p>11.754</text:p>
          </table:table-cell>
          <table:table-cell table:style-name="ce1" office:value-type="float" office:value="24">
            <text:p>24</text:p>
          </table:table-cell>
          <table:table-cell table:style-name="ce1" table:formula="of:=[.B148]/[.B151]" office:value-type="float" office:value="4.46135831381733">
            <text:p>4.4613583138</text:p>
          </table:table-cell>
          <table:table-cell table:style-name="ce1" table:formula="of:=[.C148]/[.C151]" office:value-type="float" office:value="3.12115024672452">
            <text:p>3.1211502467</text:p>
          </table:table-cell>
          <table:table-cell table:style-name="ce1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.956">
            <text:p>3.956</text:p>
          </table:table-cell>
          <table:table-cell table:style-name="ce1" office:value-type="float" office:value="10.207">
            <text:p>10.207</text:p>
          </table:table-cell>
          <table:table-cell table:style-name="ce1" office:value-type="float" office:value="30">
            <text:p>30</text:p>
          </table:table-cell>
          <table:table-cell table:style-name="ce1" table:formula="of:=[.B148]/[.B152]" office:value-type="float" office:value="5.77856420626896">
            <text:p>5.7785642063</text:p>
          </table:table-cell>
          <table:table-cell table:style-name="ce1" table:formula="of:=[.C148]/[.C152]" office:value-type="float" office:value="3.59420005878319">
            <text:p>3.5942000588</text:p>
          </table:table-cell>
          <table:table-cell table:style-name="ce1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3.281">
            <text:p>3.281</text:p>
          </table:table-cell>
          <table:table-cell table:style-name="ce1" office:value-type="float" office:value="9.248">
            <text:p>9.248</text:p>
          </table:table-cell>
          <table:table-cell table:style-name="ce1" office:value-type="float" office:value="36">
            <text:p>36</text:p>
          </table:table-cell>
          <table:table-cell table:style-name="ce1" table:formula="of:=[.B148]/[.B153]" office:value-type="float" office:value="6.96738799146602">
            <text:p>6.9673879915</text:p>
          </table:table-cell>
          <table:table-cell table:style-name="ce1" table:formula="of:=[.C148]/[.C153]" office:value-type="float" office:value="3.96691176470588">
            <text:p>3.9669117647</text:p>
          </table:table-cell>
          <table:table-cell table:style-name="ce1"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2.932">
            <text:p>2.932</text:p>
          </table:table-cell>
          <table:table-cell table:style-name="ce1" office:value-type="float" office:value="8.585">
            <text:p>8.585</text:p>
          </table:table-cell>
          <table:table-cell table:style-name="ce1" office:value-type="float" office:value="42">
            <text:p>42</text:p>
          </table:table-cell>
          <table:table-cell table:style-name="ce1" table:formula="of:=[.B148]/[.B154]" office:value-type="float" office:value="7.79672578444748">
            <text:p>7.7967257844</text:p>
          </table:table-cell>
          <table:table-cell table:style-name="ce1" table:formula="of:=[.C148]/[.C154]" office:value-type="float" office:value="4.27326732673267">
            <text:p>4.2732673267</text:p>
          </table:table-cell>
          <table:table-cell table:style-name="ce1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2.688">
            <text:p>2.688</text:p>
          </table:table-cell>
          <table:table-cell table:style-name="ce1" office:value-type="float" office:value="8.161">
            <text:p>8.161</text:p>
          </table:table-cell>
          <table:table-cell table:style-name="ce1" office:value-type="float" office:value="48">
            <text:p>48</text:p>
          </table:table-cell>
          <table:table-cell table:style-name="ce1" table:formula="of:=[.B148]/[.B155]" office:value-type="float" office:value="8.50446428571429">
            <text:p>8.5044642857</text:p>
          </table:table-cell>
          <table:table-cell table:style-name="ce1" table:formula="of:=[.C148]/[.C155]" office:value-type="float" office:value="4.49528244087734">
            <text:p>4.4952824409</text:p>
          </table:table-cell>
          <table:table-cell table:style-name="ce1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NCPU</text:p>
          </table:table-cell>
          <table:table-cell table:style-name="ce1" office:value-type="string">
            <text:p>Server/Client L2 Miss Per Query</text:p>
          </table:table-cell>
          <table:table-cell table:style-name="ce1" office:value-type="string">
            <text:p>Locking L2 Miss Per Query</text:p>
          </table:table-cell>
          <table:table-cell table:number-columns-repeated="1021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7.418">
            <text:p>7.418</text:p>
          </table:table-cell>
          <table:table-cell table:style-name="ce1" office:value-type="float" office:value="12.072">
            <text:p>12.072</text:p>
          </table:table-cell>
          <table:table-cell table:number-columns-repeated="1021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.699">
            <text:p>6.699</text:p>
          </table:table-cell>
          <table:table-cell table:style-name="ce1" office:value-type="float" office:value="12.72">
            <text:p>12.72</text:p>
          </table:table-cell>
          <table:table-cell table:number-columns-repeated="1021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6.125">
            <text:p>6.125</text:p>
          </table:table-cell>
          <table:table-cell table:style-name="ce1" office:value-type="float" office:value="12.894">
            <text:p>12.894</text:p>
          </table:table-cell>
          <table:table-cell table:number-columns-repeated="1021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5.654">
            <text:p>5.654</text:p>
          </table:table-cell>
          <table:table-cell table:style-name="ce1" office:value-type="float" office:value="13.02">
            <text:p>13.02</text:p>
          </table:table-cell>
          <table:table-cell table:number-columns-repeated="1021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5.22">
            <text:p>5.22</text:p>
          </table:table-cell>
          <table:table-cell table:number-columns-repeated="1022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4.82">
            <text:p>4.82</text:p>
          </table:table-cell>
          <table:table-cell table:number-columns-repeated="1022"/>
        </table:table-row>
        <table:table-row table:style-name="ro1">
          <table:table-cell table:style-name="ce1" office:value-type="float" office:value="42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8">
            <text:p>48</text:p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2" table:print="false">
        <table:table-column table:style-name="co3" table:number-columns-repeated="2" table:default-cell-style-name="Default"/>
        <table:table-row table:style-name="ro5">
          <table:table-cell table:number-columns-repeated="2"/>
        </table:table-row>
        <table:table-row table:style-name="ro5">
          <table:table-cell>
            <draw:frame table:end-cell-address="Sheet8.G18" table:end-x="0.8677in" table:end-y="0.1567in" draw:z-index="0" draw:style-name="gr1" svg:width="5.3335in" svg:height="2.815in" svg:x="0.8681in" svg:y="0.1756in">
              <draw:object draw:notify-on-update-of-ranges="Graphs.D4:Graphs.D4 Graphs.D5:Graphs.D12 Graphs.E4:Graphs.E4 Graphs.E5:Graphs.E12 Graphs.F4:Graphs.F4 Graphs.F5:Graphs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5" table:number-rows-repeated="16">
          <table:table-cell table:number-columns-repeated="2"/>
        </table:table-row>
        <table:table-row table:style-name="ro5">
          <table:table-cell>
            <draw:frame table:end-cell-address="Sheet8.G35" table:end-x="0.8783in" table:end-y="0.1563in" draw:z-index="1" draw:style-name="gr1" svg:width="5.3441in" svg:height="2.8327in" svg:x="0.8681in" svg:y="0.1575in">
              <draw:object draw:notify-on-update-of-ranges="Graphs.D31:Graphs.D38 Graphs.E30:Graphs.E30 Graphs.E31:Graphs.E38 Graphs.F30:Graphs.F30 Graphs.F31:Graphs.F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5" table:number-rows-repeated="17">
          <table:table-cell table:number-columns-repeated="2"/>
        </table:table-row>
        <table:table-row table:style-name="ro5">
          <table:table-cell>
            <draw:frame table:end-cell-address="Sheet8.G53" table:end-x="0.8894in" table:end-y="0.1559in" draw:z-index="2" draw:style-name="gr1" svg:width="5.3457in" svg:height="2.8236in" svg:x="0.8776in" svg:y="0.1661in">
              <draw:object draw:notify-on-update-of-ranges="Graphs.D64:Graphs.D71 Graphs.E63:Graphs.E63 Graphs.E64:Graphs.E7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5" table:number-rows-repeated="16">
          <table:table-cell table:number-columns-repeated="2"/>
        </table:table-row>
        <table:table-row table:style-name="ro5">
          <table:table-cell>
            <draw:frame table:end-cell-address="Sheet8.G71" table:end-x="0.8894in" table:end-y="0.0209in" draw:z-index="3" draw:style-name="gr1" svg:width="5.3492in" svg:height="2.8665in" svg:x="0.874in" svg:y="0.165in">
              <draw:object draw:notify-on-update-of-ranges="Graphs.A98:Graphs.A105 Graphs.B97:Graphs.B97 Graphs.B98:Graphs.B105 Graphs.C97:Graphs.C97 Graphs.C98:Graphs.C105 Graphs.D97:Graphs.D97 Graphs.D98:Graphs.D10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5" table:number-rows-repeated="19">
          <table:table-cell table:number-columns-repeated="2"/>
        </table:table-row>
        <table:table-row table:style-name="ro5">
          <table:table-cell>
            <draw:frame table:end-cell-address="Sheet8.G95" table:end-x="0.8783in" table:end-y="0.1665in" draw:z-index="4" draw:style-name="gr1" svg:width="5.3343in" svg:height="3.722in" svg:x="0.878in" svg:y="0.1638in">
              <draw:object draw:notify-on-update-of-ranges="'Server Graphs'.A37:'Server Graphs'.A42 'Server Graphs'.B36:'Server Graphs'.B36 'Server Graphs'.B37:'Server Graphs'.B42 'Server Graphs'.C36:'Server Graphs'.C36 'Server Graphs'.C37:'Server Graphs'.C42 'Server Graphs'.D36:'Server Graphs'.D36 'Server Graphs'.D37:'Server Graphs'.D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5" table:number-rows-repeated="25">
          <table:table-cell table:number-columns-repeated="2"/>
        </table:table-row>
        <table:table-row table:style-name="ro5">
          <table:table-cell/>
          <table:table-cell>
            <draw:frame table:end-cell-address="Sheet8.G119" table:end-x="0.8567in" table:end-y="0.0102in" draw:z-index="5" draw:style-name="gr1" svg:width="5.3016in" svg:height="3.3756in" svg:x="0in" svg:y="0in">
              <draw:object draw:notify-on-update-of-ranges="'Server Graphs'.B70:'Server Graphs'.D70 'Server Graphs'.A71:'Server Graphs'.A71 'Server Graphs'.B71:'Server Graphs'.D71 'Server Graphs'.A72:'Server Graphs'.A72 'Server Graphs'.B72:'Server Graphs'.D72 'Server Graphs'.A73:'Server Graphs'.A73 'Server Graphs'.B73:'Server Graphs'.D7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MP vs Locking vs Memcached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>
            <text:p>SERVER</text:p>
          </table:table-cell>
          <table:table-cell table:style-name="ce6" office:value-type="string">
            <text:p>JOSMP (16 CORES)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LOAD GENERATOR</text:p>
          </table:table-cell>
          <table:table-cell table:style-name="ce6" office:value-type="string">
            <text:p>TOM (48 CORES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AX NELEMS</text:p>
          </table:table-cell>
          <table:table-cell table:style-name="ce6" office:value-type="string">
            <text:p>10^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AX SIZE</text:p>
          </table:table-cell>
          <table:table-cell table:style-name="ce6" office:value-type="string">
            <text:p>1024*10^6 byte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QUERY KEYS</text:p>
          </table:table-cell>
          <table:table-cell table:style-name="ce6" office:value-type="string">
            <text:p>0..2^24-1 ~ 16 * 10^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QUERY VALUES</text:p>
          </table:table-cell>
          <table:table-cell table:style-name="ce6" office:value-type="string">
            <text:p>8/128 byte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TERS</text:p>
          </table:table-cell>
          <table:table-cell table:style-name="ce6" office:value-type="string">
            <text:p>8 * 10^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erver</text:p>
          </table:table-cell>
          <table:table-cell table:style-name="ce2" office:value-type="string">
            <text:p>Lookups Only</text:p>
          </table:table-cell>
          <table:table-cell table:style-name="ce2" office:value-type="string">
            <text:p>90% Lookups</text:p>
          </table:table-cell>
          <table:table-cell table:style-name="ce2" office:value-type="string">
            <text:p>70% Lookups</text:p>
          </table:table-cell>
          <table:table-cell table:style-name="ce2" office:value-type="string">
            <text:p>50% Lookups</text:p>
          </table:table-cell>
          <table:table-cell table:style-name="ce2" office:value-type="string">
            <text:p>Writes Only</text:p>
          </table:table-cell>
          <table:table-cell table:style-name="ce2" table:number-columns-repeated="2"/>
          <table:table-cell table:style-name="ce3" table:number-columns-repeated="12"/>
          <table:table-cell table:number-columns-repeated="1004"/>
        </table:table-row>
        <table:table-row table:style-name="ro2">
          <table:table-cell table:style-name="ce7" office:value-type="string">
            <text:p>SERVER/CLIENT (8/8)</text:p>
          </table:table-cell>
          <table:table-cell table:style-name="ce6" office:value-type="float" office:value="11.976">
            <text:p>11.976</text:p>
          </table:table-cell>
          <table:table-cell table:style-name="ce6" office:value-type="float" office:value="13.232">
            <text:p>13.232</text:p>
          </table:table-cell>
          <table:table-cell table:style-name="ce6" office:value-type="float" office:value="16.226">
            <text:p>16.226</text:p>
          </table:table-cell>
          <table:table-cell table:style-name="ce6" office:value-type="float" office:value="18.641">
            <text:p>18.641</text:p>
          </table:table-cell>
          <table:table-cell table:style-name="ce6" office:value-type="float" office:value="23.269">
            <text:p>23.269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nhits/nlookups</text:p>
          </table:table-cell>
          <table:table-cell table:style-name="ce6" office:value-type="float" office:value="0.471">
            <text:p>0.471</text:p>
          </table:table-cell>
          <table:table-cell table:style-name="ce6" office:value-type="float" office:value="0.461">
            <text:p>0.461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0.417">
            <text:p>0.417</text:p>
          </table:table-cell>
          <table:table-cell table:style-name="ce6" office:value-type="string">
            <text:p>nan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vg clock</text:p>
          </table:table-cell>
          <table:table-cell table:style-name="ce6" table:number-columns-repeated="5"/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7" office:value-type="string">
            <text:p>LOCKING (16/16)</text:p>
          </table:table-cell>
          <table:table-cell table:style-name="ce6" office:value-type="float" office:value="16.739">
            <text:p>16.739</text:p>
          </table:table-cell>
          <table:table-cell table:style-name="ce6" office:value-type="float" office:value="19.884">
            <text:p>19.884</text:p>
          </table:table-cell>
          <table:table-cell table:style-name="ce6" office:value-type="float" office:value="24.7">
            <text:p>24.7</text:p>
          </table:table-cell>
          <table:table-cell table:style-name="ce6" office:value-type="float" office:value="29.791">
            <text:p>29.791</text:p>
          </table:table-cell>
          <table:table-cell table:style-name="ce6" office:value-type="float" office:value="41.456">
            <text:p>41.456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nhits/nlookups</text:p>
          </table:table-cell>
          <table:table-cell table:style-name="ce6" office:value-type="float" office:value="0.457">
            <text:p>0.457</text:p>
          </table:table-cell>
          <table:table-cell table:style-name="ce6" office:value-type="float" office:value="0.453">
            <text:p>0.453</text:p>
          </table:table-cell>
          <table:table-cell table:style-name="ce6" office:value-type="float" office:value="0.439">
            <text:p>0.439</text:p>
          </table:table-cell>
          <table:table-cell table:style-name="ce6" office:value-type="float" office:value="0.418">
            <text:p>0.418</text:p>
          </table:table-cell>
          <table:table-cell table:style-name="ce6" office:value-type="string">
            <text:p>nan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vg clock</text:p>
          </table:table-cell>
          <table:table-cell table:style-name="ce6" table:number-columns-repeated="5"/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7" office:value-type="string">
            <text:p>LOCKING (96/16)</text:p>
          </table:table-cell>
          <table:table-cell table:style-name="ce6" office:value-type="float" office:value="12.713">
            <text:p>12.713</text:p>
          </table:table-cell>
          <table:table-cell table:style-name="ce6" office:value-type="float" office:value="15.225">
            <text:p>15.225</text:p>
          </table:table-cell>
          <table:table-cell table:style-name="ce6" office:value-type="float" office:value="19.711">
            <text:p>19.711</text:p>
          </table:table-cell>
          <table:table-cell table:style-name="ce6" office:value-type="float" office:value="24.082">
            <text:p>24.082</text:p>
          </table:table-cell>
          <table:table-cell table:style-name="ce6" office:value-type="float" office:value="34.351">
            <text:p>34.351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nhits/nlookups</text:p>
          </table:table-cell>
          <table:table-cell table:style-name="ce6" office:value-type="float" office:value="0.464">
            <text:p>0.464</text:p>
          </table:table-cell>
          <table:table-cell table:style-name="ce6" office:value-type="float" office:value="0.458">
            <text:p>0.458</text:p>
          </table:table-cell>
          <table:table-cell table:style-name="ce6" office:value-type="float" office:value="0.436">
            <text:p>0.436</text:p>
          </table:table-cell>
          <table:table-cell table:style-name="ce6" office:value-type="float" office:value="0.418">
            <text:p>0.418</text:p>
          </table:table-cell>
          <table:table-cell table:style-name="ce6" office:value-type="string">
            <text:p>nan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vg clock</text:p>
          </table:table-cell>
          <table:table-cell table:style-name="ce6" table:number-columns-repeated="5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MEMCACHED</text:p>
          </table:table-cell>
          <table:table-cell table:style-name="ce6" office:value-type="float" office:value="23.637">
            <text:p>23.637</text:p>
          </table:table-cell>
          <table:table-cell table:style-name="ce6" table:number-columns-repeated="4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nhits/nlookups</text:p>
          </table:table-cell>
          <table:table-cell table:style-name="ce6" office:value-type="float" office:value="0.4">
            <text:p>0.4</text:p>
          </table:table-cell>
          <table:table-cell table:style-name="ce6" table:number-columns-repeated="4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avg clock</text:p>
          </table:table-cell>
          <table:table-cell table:style-name="ce6" table:number-columns-repeated="5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6"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SPEEDUP vs</text:p>
          </table:table-cell>
          <table:table-cell table:style-name="ce6" table:number-columns-repeated="5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table:formula="of:=[.A15]" office:value-type="string" office:string-value="LOCKING (16/16)">
            <text:p>LOCKING (16/16)</text:p>
          </table:table-cell>
          <table:table-cell table:style-name="ce6" table:formula="of:=[.B15]/[.B12]" office:value-type="float" office:value="1.39771209084836">
            <text:p>1.3977120908</text:p>
          </table:table-cell>
          <table:table-cell table:style-name="ce6" table:formula="of:=[.C15]/[.C12]" office:value-type="float" office:value="1.50272067714631">
            <text:p>1.5027206771</text:p>
          </table:table-cell>
          <table:table-cell table:style-name="ce6" table:formula="of:=[.D15]/[.D12]" office:value-type="float" office:value="1.52224824355972">
            <text:p>1.5222482436</text:p>
          </table:table-cell>
          <table:table-cell table:style-name="ce6" table:formula="of:=[.E15]/[.E12]" office:value-type="float" office:value="1.59814387640148">
            <text:p>1.5981438764</text:p>
          </table:table-cell>
          <table:table-cell table:style-name="ce6" table:formula="of:=[.F15]/[.F12]" office:value-type="float" office:value="1.78159783402811">
            <text:p>1.781597834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" table:formula="of:=[.A18]" office:value-type="string" office:string-value="LOCKING (96/16)">
            <text:p>LOCKING (96/16)</text:p>
          </table:table-cell>
          <table:table-cell table:style-name="ce6" table:formula="of:=[.B18]/[.B12]" office:value-type="float" office:value="1.06153974615898">
            <text:p>1.0615397462</text:p>
          </table:table-cell>
          <table:table-cell table:style-name="ce6" table:formula="of:=[.C18]/[.C12]" office:value-type="float" office:value="1.15061970979444">
            <text:p>1.1506197098</text:p>
          </table:table-cell>
          <table:table-cell table:style-name="ce6" table:formula="of:=[.D18]/[.D12]" office:value-type="float" office:value="1.21477875015407">
            <text:p>1.2147787502</text:p>
          </table:table-cell>
          <table:table-cell table:style-name="ce6" table:formula="of:=[.E18]/[.E12]" office:value-type="float" office:value="1.29188348264578">
            <text:p>1.2918834826</text:p>
          </table:table-cell>
          <table:table-cell table:style-name="ce6" table:formula="of:=[.F18]/[.F12]" office:value-type="float" office:value="1.47625596286905">
            <text:p>1.4762559629</text:p>
          </table:table-cell>
          <table:table-cell table:number-columns-repeated="1018"/>
        </table:table-row>
        <table:table-row table:style-name="ro1">
          <table:table-cell table:style-name="ce6" table:formula="of:=[.A21]" office:value-type="string" office:string-value="MEMCACHED">
            <text:p>MEMCACHED</text:p>
          </table:table-cell>
          <table:table-cell table:style-name="ce6" table:formula="of:=[.B21]/[.B12]" office:value-type="float" office:value="1.97369739478958">
            <text:p>1.9736973948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1" table:number-rows-repeated="2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1" table:number-rows-repeated="2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1" table:number-rows-repeated="2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1" table:number-rows-repeated="3">
          <table:table-cell table:style-name="ce8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">
          <table:table-cell table:style-name="ce8" table:number-columns-repeated="6"/>
          <table:table-cell table:number-columns-repeated="1018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hTable L2 Misses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NITERS</text:p>
          </table:table-cell>
          <table:table-cell table:style-name="ce9" office:value-type="string">
            <text:p>NElems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Queries</text:p>
          </table:table-cell>
          <table:table-cell table:style-name="ce9" office:value-type="string">
            <text:p>Write Ratio</text:p>
          </table:table-cell>
          <table:table-cell table:style-name="ce10" office:value-type="string">
            <text:p>Design</text:p>
          </table:table-cell>
          <table:table-cell table:style-name="ce10" office:value-type="string">
            <text:p>Time</text:p>
          </table:table-cell>
          <table:table-cell table:style-name="ce10" office:value-type="string">
            <text:p>L2 Misses</text:p>
          </table:table-cell>
          <table:table-cell table:style-name="ce10" office:value-type="string">
            <text:p>NHits/NLookups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2 * 10^9</text:p>
          </table:table-cell>
          <table:table-cell table:style-name="ce10" office:value-type="string">
            <text:p>100 * 10^6</text:p>
          </table:table-cell>
          <table:table-cell table:style-name="ce10" office:value-type="string">
            <text:p>50 * 10^9</text:p>
          </table:table-cell>
          <table:table-cell table:style-name="ce10" office:value-type="string">
            <text:p>2^27</text:p>
          </table:table-cell>
          <table:table-cell table:style-name="ce10" office:value-type="float" office:value="0.3">
            <text:p>0.3</text:p>
          </table:table-cell>
          <table:table-cell table:style-name="ce10" office:value-type="string">
            <text:p>D2 - (24/24)</text:p>
          </table:table-cell>
          <table:table-cell table:style-name="ce10" office:value-type="float" office:value="120.049">
            <text:p>120.049</text:p>
          </table:table-cell>
          <table:table-cell table:style-name="ce10" office:value-type="string">
            <text:p>(1.655 / 6.617)</text:p>
          </table:table-cell>
          <table:table-cell table:style-name="ce1" office:value-type="float" office:value="0.652">
            <text:p>0.652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2 * 10^9</text:p>
          </table:table-cell>
          <table:table-cell table:style-name="ce10" office:value-type="string">
            <text:p>100 * 10^6</text:p>
          </table:table-cell>
          <table:table-cell table:style-name="ce10" office:value-type="string">
            <text:p>50 * 10^9</text:p>
          </table:table-cell>
          <table:table-cell table:style-name="ce10" office:value-type="string">
            <text:p>2^27</text:p>
          </table:table-cell>
          <table:table-cell table:style-name="ce10" office:value-type="float" office:value="0.3">
            <text:p>0.3</text:p>
          </table:table-cell>
          <table:table-cell table:style-name="ce10" office:value-type="string">
            <text:p>D3 - (48/48)</text:p>
          </table:table-cell>
          <table:table-cell table:style-name="ce10" office:value-type="float" office:value="279.636">
            <text:p>279.636</text:p>
          </table:table-cell>
          <table:table-cell table:style-name="ce10" office:value-type="float" office:value="18.37">
            <text:p>18.37</text:p>
          </table:table-cell>
          <table:table-cell table:style-name="ce1" office:value-type="float" office:value="0.643">
            <text:p>0.643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2 * 10^9</text:p>
          </table:table-cell>
          <table:table-cell table:style-name="ce10" office:value-type="string">
            <text:p>100 * 10^6</text:p>
          </table:table-cell>
          <table:table-cell table:style-name="ce10" office:value-type="string">
            <text:p>50 * 10^9</text:p>
          </table:table-cell>
          <table:table-cell table:style-name="ce10" office:value-type="string">
            <text:p>2^27</text:p>
          </table:table-cell>
          <table:table-cell table:style-name="ce10" office:value-type="float" office:value="0.3">
            <text:p>0.3</text:p>
          </table:table-cell>
          <table:table-cell table:style-name="ce10" office:value-type="string">
            <text:p>D3 - (48/128)</text:p>
          </table:table-cell>
          <table:table-cell table:style-name="ce10" office:value-type="float" office:value="238.705">
            <text:p>238.705</text:p>
          </table:table-cell>
          <table:table-cell table:style-name="ce10" office:value-type="float" office:value="17.551">
            <text:p>17.551</text:p>
          </table:table-cell>
          <table:table-cell table:style-name="ce1" office:value-type="float" office:value="0.643">
            <text:p>0.643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2 * 10^9</text:p>
          </table:table-cell>
          <table:table-cell table:style-name="ce10" office:value-type="string">
            <text:p>100 * 10^6</text:p>
          </table:table-cell>
          <table:table-cell table:style-name="ce10" office:value-type="string">
            <text:p>50 * 10^9</text:p>
          </table:table-cell>
          <table:table-cell table:style-name="ce10" office:value-type="string">
            <text:p>2^27</text:p>
          </table:table-cell>
          <table:table-cell table:style-name="ce10" office:value-type="float" office:value="0.3">
            <text:p>0.3</text:p>
          </table:table-cell>
          <table:table-cell table:style-name="ce10" office:value-type="string">
            <text:p>D3 - (48/128)</text:p>
          </table:table-cell>
          <table:table-cell table:style-name="ce10" office:value-type="float" office:value="238.005">
            <text:p>238.005</text:p>
          </table:table-cell>
          <table:table-cell table:style-name="ce10" office:value-type="float" office:value="17.544">
            <text:p>17.544</text:p>
          </table:table-cell>
          <table:table-cell table:style-name="ce1" office:value-type="float" office:value="0.644">
            <text:p>0.644</text:p>
          </table:table-cell>
          <table:table-cell table:number-columns-repeated="1015"/>
        </table:table-row>
        <table:table-row table:style-name="ro1" table:number-rows-repeated="3">
          <table:table-cell table:style-name="ce10" table:number-columns-repeated="8"/>
          <table:table-cell table:number-columns-repeated="1016"/>
        </table:table-row>
        <table:table-row table:style-name="ro2">
          <table:table-cell table:style-name="ce9" office:value-type="string">
            <text:p>OLD</text:p>
          </table:table-cell>
          <table:table-cell table:style-name="ce9" office:value-type="string">
            <text:p>L2 Misses Per Query </text:p>
          </table:table-cell>
          <table:table-cell/>
          <table:table-cell table:style-name="ce9" office:value-type="string">
            <text:p>NEW</text:p>
          </table:table-cell>
          <table:table-cell table:style-name="ce9" office:value-type="string">
            <text:p>L2 Misses Per Query</text:p>
          </table:table-cell>
          <table:table-cell table:style-name="ce10"/>
          <table:table-cell table:style-name="ce10" office:value-type="string">
            <text:p>0.3/0.7/0.56</text:p>
          </table:table-cell>
          <table:table-cell table:style-name="ce10" office:value-type="string">
            <text:p>0.5/0.5/0.56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MP Client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10" office:value-type="string">
            <text:p>MP Client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10" office:value-type="float" office:value="0.65">
            <text:p>0.65</text:p>
          </table:table-cell>
          <table:table-cell table:style-name="ce10" office:value-type="float" office:value="0.75">
            <text:p>0.7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P Server</text:p>
          </table:table-cell>
          <table:table-cell table:style-name="ce10" office:value-type="string">
            <text:p>~0.5 - ~1.0</text:p>
          </table:table-cell>
          <table:table-cell/>
          <table:table-cell table:style-name="ce10" office:value-type="string">
            <text:p>RefCounting Client</text:p>
          </table:table-cell>
          <table:table-cell table:style-name="ce10" office:value-type="string">
            <text:p>~1 (Per Write or Read Hit)</text:p>
          </table:table-cell>
          <table:table-cell table:style-name="ce10"/>
          <table:table-cell table:style-name="ce10" office:value-type="float" office:value="0.72">
            <text:p>0.72</text:p>
          </table:table-cell>
          <table:table-cell table:style-name="ce10" office:value-type="float" office:value="0.78">
            <text:p>0.78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RefCounting Client</text:p>
          </table:table-cell>
          <table:table-cell table:style-name="ce10" office:value-type="string">
            <text:p>~1 (Per Write or Read Hit)</text:p>
          </table:table-cell>
          <table:table-cell table:style-name="ce10"/>
          <table:table-cell table:style-name="ce9" office:value-type="string">
            <text:p>TOTAL CLIENT</text:p>
          </table:table-cell>
          <table:table-cell table:number-columns-repeated="2"/>
          <table:table-cell table:style-name="ce3" table:formula="of:=SUM([.G11:.G12])" office:value-type="float" office:value="1.37">
            <text:p>1.37</text:p>
          </table:table-cell>
          <table:table-cell table:style-name="ce3" table:formula="of:=SUM([.H11:.H12])" office:value-type="float" office:value="1.53">
            <text:p>1.53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ookup on Server</text:p>
          </table:table-cell>
          <table:table-cell table:style-name="ce10" office:value-type="string">
            <text:p>~1 (Refcount Per Hit)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0" office:value-type="string">
            <text:p>Insert On Server</text:p>
          </table:table-cell>
          <table:table-cell table:style-name="ce10" office:value-type="string">
            <text:p>~1.5 (Per free)</text:p>
          </table:table-cell>
          <table:table-cell table:style-name="ce10"/>
          <table:table-cell table:style-name="ce10" office:value-type="string">
            <text:p>MP Server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10" office:value-type="float" office:value="0.65">
            <text:p>0.65</text:p>
          </table:table-cell>
          <table:table-cell table:style-name="ce10" office:value-type="float" office:value="0.75">
            <text:p>0.75</text:p>
          </table:table-cell>
          <table:table-cell table:number-columns-repeated="1016"/>
        </table:table-row>
        <table:table-row table:style-name="ro2">
          <table:table-cell/>
          <table:table-cell table:style-name="ce9" office:value-type="string">
            <text:p>Large Hash Table</text:p>
          </table:table-cell>
          <table:table-cell table:style-name="ce10"/>
          <table:table-cell table:style-name="ce10" office:value-type="string">
            <text:p>Lookup on Server</text:p>
          </table:table-cell>
          <table:table-cell table:style-name="ce10" office:value-type="string">
            <text:p>~1 for refcounting on hit</text:p>
          </table:table-cell>
          <table:table-cell/>
          <table:table-cell table:style-name="ce1" office:value-type="float" office:value="0.392">
            <text:p>0.392</text:p>
          </table:table-cell>
          <table:table-cell table:style-name="ce10" office:value-type="float" office:value="0.28">
            <text:p>0.28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MP Client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10" office:value-type="string">
            <text:p>Insert On Server</text:p>
          </table:table-cell>
          <table:table-cell table:style-name="ce10" office:value-type="string">
            <text:p>~1 for freeing</text:p>
          </table:table-cell>
          <table:table-cell table:style-name="ce10"/>
          <table:table-cell table:style-name="ce10" office:value-type="float" office:value="0.3">
            <text:p>0.3</text:p>
          </table:table-cell>
          <table:table-cell table:style-name="ce10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MP Server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9" office:value-type="string">
            <text:p>TOTAL SERVER</text:p>
          </table:table-cell>
          <table:table-cell table:style-name="ce10" table:number-columns-repeated="2"/>
          <table:table-cell table:style-name="ce9" table:formula="of:=SUM([.G15:.G17])" office:value-type="float" office:value="1.342">
            <text:p>1.342</text:p>
          </table:table-cell>
          <table:table-cell table:style-name="ce9" table:formula="of:=SUM([.H15:.H17])" office:value-type="float" office:value="1.53">
            <text:p>1.53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RefCounting Client</text:p>
          </table:table-cell>
          <table:table-cell table:style-name="ce10" office:value-type="string">
            <text:p>~1 (Per Write or Read Hit)</text:p>
          </table:table-cell>
          <table:table-cell table:style-name="ce10"/>
          <table:table-cell table:number-columns-repeated="2"/>
          <table:table-cell table:style-name="ce10" table:number-columns-repeated="3"/>
          <table:table-cell table:number-columns-repeated="1016"/>
        </table:table-row>
        <table:table-row table:style-name="ro6">
          <table:table-cell table:style-name="ce10" office:value-type="string">
            <text:p>Lookup on Server</text:p>
          </table:table-cell>
          <table:table-cell table:style-name="ce10" office:value-type="string">
            <text:p>~2.0 (for bucket and chains) + ~2.0(for lru on hit) + ~1.0 (refcount per hit)</text:p>
          </table:table-cell>
          <table:table-cell table:style-name="ce10" table:number-columns-repeated="2"/>
          <table:table-cell table:style-name="ce9" office:value-type="string">
            <text:p>Large Hash Table</text:p>
          </table:table-cell>
          <table:table-cell table:style-name="ce10"/>
          <table:table-cell table:style-name="ce10" office:value-type="string">
            <text:p>0.3/0.7/0.73</text:p>
          </table:table-cell>
          <table:table-cell table:style-name="ce10" office:value-type="string">
            <text:p>0.5/0.5/0.73</text:p>
          </table:table-cell>
          <table:table-cell table:number-columns-repeated="1016"/>
        </table:table-row>
        <table:table-row table:style-name="ro6">
          <table:table-cell table:style-name="ce10" office:value-type="string">
            <text:p>Insert on Server</text:p>
          </table:table-cell>
          <table:table-cell table:style-name="ce10" office:value-type="string">
            <text:p>~2.0(for lookup) + ~2.0(for lru on hit) + ~1.0 (refcount for hit) + ~3(for free)</text:p>
          </table:table-cell>
          <table:table-cell table:style-name="ce10"/>
          <table:table-cell table:style-name="ce10" office:value-type="string">
            <text:p>MP Client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10" office:value-type="float" office:value="0.65">
            <text:p>0.65</text:p>
          </table:table-cell>
          <table:table-cell table:style-name="ce10" office:value-type="float" office:value="0.75">
            <text:p>0.75</text:p>
          </table:table-cell>
          <table:table-cell table:number-columns-repeated="1016"/>
        </table:table-row>
        <table:table-row table:style-name="ro2">
          <table:table-cell table:style-name="ce10" table:number-columns-repeated="3"/>
          <table:table-cell table:style-name="ce10" office:value-type="string">
            <text:p>RefCounting Client</text:p>
          </table:table-cell>
          <table:table-cell table:style-name="ce10" office:value-type="string">
            <text:p>~1 (Per Write or Read Hit)</text:p>
          </table:table-cell>
          <table:table-cell table:style-name="ce10"/>
          <table:table-cell table:style-name="ce10" office:value-type="float" office:value="0.811">
            <text:p>0.811</text:p>
          </table:table-cell>
          <table:table-cell table:style-name="ce10" office:value-type="float" office:value="0.865">
            <text:p>0.865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9" office:value-type="string">
            <text:p>TOTAL CLIENT</text:p>
          </table:table-cell>
          <table:table-cell table:number-columns-repeated="2"/>
          <table:table-cell table:style-name="ce3" table:formula="of:=SUM([.G21:.G22])" office:value-type="float" office:value="1.461">
            <text:p>1.461</text:p>
          </table:table-cell>
          <table:table-cell table:style-name="ce3" table:formula="of:=SUM([.H21:.H22])" office:value-type="float" office:value="1.615">
            <text:p>1.615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MP Server</text:p>
          </table:table-cell>
          <table:table-cell table:style-name="ce10" office:value-type="string">
            <text:p>~0.5 - ~1.0</text:p>
          </table:table-cell>
          <table:table-cell table:style-name="ce10"/>
          <table:table-cell table:style-name="ce10" office:value-type="float" office:value="0.65">
            <text:p>0.65</text:p>
          </table:table-cell>
          <table:table-cell table:style-name="ce10" office:value-type="float" office:value="0.75">
            <text:p>0.75</text:p>
          </table:table-cell>
          <table:table-cell table:number-columns-repeated="1016"/>
        </table:table-row>
        <table:table-row table:style-name="ro6">
          <table:table-cell table:style-name="ce10" table:number-columns-repeated="3"/>
          <table:table-cell table:style-name="ce10" office:value-type="string">
            <text:p>Lookup on Server</text:p>
          </table:table-cell>
          <table:table-cell table:style-name="ce10" office:value-type="string">
            <text:p>~2.0 (for bucket and chains) + ~2.0(for lru on hit) + ~1.0 (refcount per hit)</text:p>
          </table:table-cell>
          <table:table-cell table:style-name="ce10"/>
          <table:table-cell table:style-name="ce10" office:value-type="float" office:value="2.933">
            <text:p>2.933</text:p>
          </table:table-cell>
          <table:table-cell table:style-name="ce10" office:value-type="float" office:value="2.095">
            <text:p>2.095</text:p>
          </table:table-cell>
          <table:table-cell table:number-columns-repeated="1016"/>
        </table:table-row>
        <table:table-row table:style-name="ro6">
          <table:table-cell table:style-name="ce10" table:number-columns-repeated="3"/>
          <table:table-cell table:style-name="ce10" office:value-type="string">
            <text:p>Insert on Server</text:p>
          </table:table-cell>
          <table:table-cell table:style-name="ce10" office:value-type="string">
            <text:p>~2.0(for lookup) + ~2.0(for lru on hit) + ~1.0 (refcount for hit) + ~3(for free)</text:p>
          </table:table-cell>
          <table:table-cell table:style-name="ce10"/>
          <table:table-cell table:style-name="ce10" office:value-type="float" office:value="2.157">
            <text:p>2.157</text:p>
          </table:table-cell>
          <table:table-cell table:style-name="ce10" office:value-type="float" office:value="3.595">
            <text:p>3.595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9" office:value-type="string">
            <text:p>TOTAL SERVER</text:p>
          </table:table-cell>
          <table:table-cell table:style-name="ce10" table:number-columns-repeated="2"/>
          <table:table-cell table:style-name="ce9" table:formula="of:=SUM([.G25:.G27])" office:value-type="float" office:value="5.74">
            <text:p>5.74</text:p>
          </table:table-cell>
          <table:table-cell table:style-name="ce9" table:formula="of:=SUM([.H25:.H27])" office:value-type="float" office:value="6.44">
            <text:p>6.44</text:p>
          </table:table-cell>
          <table:table-cell table:style-name="ce10" office:value-type="string">
            <text:p>actual values</text:p>
          </table:table-cell>
          <table:table-cell table:number-columns-repeated="1015"/>
        </table:table-row>
        <table:table-row table:style-name="ro1" table:number-rows-repeated="2">
          <table:table-cell table:style-name="ce10" table:number-columns-repeated="8"/>
          <table:table-cell table:number-columns-repeated="1016"/>
        </table:table-row>
        <table:table-row table:style-name="ro2">
          <table:table-cell table:style-name="ce10" table:number-columns-repeated="3"/>
          <table:table-cell table:style-name="ce9" office:value-type="string">
            <text:p>LOCKING</text:p>
          </table:table-cell>
          <table:table-cell table:style-name="ce10" office:value-type="string">
            <text:p>L2 Misses Per Query</text:p>
          </table:table-cell>
          <table:table-cell table:style-name="ce10"/>
          <table:table-cell table:style-name="ce10" office:value-type="string">
            <text:p>0.3/0.7/0.595</text:p>
          </table:table-cell>
          <table:table-cell table:style-name="ce10" office:value-type="string">
            <text:p>0.5/0.5/0.595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Lookup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Lock</text:p>
          </table:table-cell>
          <table:table-cell table:style-name="ce1" office:value-type="float" office:value="4">
            <text:p>4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Partition Struct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style-name="ce10" table:number-columns-repeated="3"/>
          <table:table-cell table:style-name="ce10" office:value-type="string">
            <text:p>Buckets and Chains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LRU Reposition</text:p>
          </table:table-cell>
          <table:table-cell table:style-name="ce10" office:value-type="string">
            <text:p>~2.0 on hit</text:p>
          </table:table-cell>
          <table:table-cell table:style-name="ce10"/>
          <table:table-cell table:style-name="ce10" table:formula="of:=2*0.595" office:value-type="float" office:value="1.19">
            <text:p>1.19</text:p>
          </table:table-cell>
          <table:table-cell table:style-name="ce10" office:value-type="float" office:value="1.19">
            <text:p>1.19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RefCounting</text:p>
          </table:table-cell>
          <table:table-cell table:style-name="ce10" office:value-type="string">
            <text:p>1 for hit</text:p>
          </table:table-cell>
          <table:table-cell table:style-name="ce10"/>
          <table:table-cell table:style-name="ce10" table:formula="of:=0.595" office:value-type="float" office:value="0.595">
            <text:p>0.595</text:p>
          </table:table-cell>
          <table:table-cell table:style-name="ce10" office:value-type="float" office:value="0.595">
            <text:p>0.595</text:p>
          </table:table-cell>
          <table:table-cell table:number-columns-repeated="1016"/>
        </table:table-row>
        <table:table-row table:style-name="ro1">
          <table:table-cell table:style-name="ce10" table:number-columns-repeated="6"/>
          <table:table-cell table:style-name="ce10" table:formula="of:=SUM([.G33:.G37])*0.7" office:value-type="float" office:value="6.8495">
            <text:p>6.8495</text:p>
          </table:table-cell>
          <table:table-cell table:style-name="ce10" table:formula="of:=SUM([.H33:.H37])*0.5" office:value-type="float" office:value="4.8925">
            <text:p>4.8925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Insert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Lock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Partition Struct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Lookup</text:p>
          </table:table-cell>
          <table:table-cell table:style-name="ce10" office:value-type="string">
            <text:p>2+3(on hit)</text:p>
          </table:table-cell>
          <table:table-cell table:style-name="ce10"/>
          <table:table-cell table:style-name="ce10" table:formula="of:=SUM([.G35:.G37])" office:value-type="float" office:value="3.785">
            <text:p>3.785</text:p>
          </table:table-cell>
          <table:table-cell table:style-name="ce10" table:formula="of:=SUM([.H35:.H37])" office:value-type="float" office:value="3.785">
            <text:p>3.785</text:p>
          </table:table-cell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0" office:value-type="string">
            <text:p>Allocation</text:p>
          </table:table-cell>
          <table:table-cell table:style-name="ce10" office:value-type="string">
            <text:p>2 for free list+ 1 for lru remove when fix sized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Freeing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0" table:number-columns-repeated="3"/>
          <table:table-cell table:style-name="ce10" office:value-type="string">
            <text:p>RefCounting </text:p>
          </table:table-cell>
          <table:table-cell table:style-name="ce10" office:value-type="string">
            <text:p>1 + 1(on replace)</text:p>
          </table:table-cell>
          <table:table-cell table:style-name="ce10"/>
          <table:table-cell table:style-name="ce10" table:formula="of:=1+(1*0.595)" office:value-type="float" office:value="1.595">
            <text:p>1.595</text:p>
          </table:table-cell>
          <table:table-cell table:style-name="ce10" table:formula="of:=1+0.595" office:value-type="float" office:value="1.595">
            <text:p>1.595</text:p>
          </table:table-cell>
          <table:table-cell table:number-columns-repeated="1016"/>
        </table:table-row>
        <table:table-row table:style-name="ro1">
          <table:table-cell table:style-name="ce10" table:number-columns-repeated="6"/>
          <table:table-cell table:style-name="ce10" table:formula="of:=SUM([.G40:.G45])*0.3" office:value-type="float" office:value="5.214">
            <text:p>5.214</text:p>
          </table:table-cell>
          <table:table-cell table:style-name="ce10" table:formula="of:=SUM([.H40:.H45])*0.5" office:value-type="float" office:value="8.69">
            <text:p>8.69</text:p>
          </table:table-cell>
          <table:table-cell table:number-columns-repeated="1016"/>
        </table:table-row>
        <table:table-row table:style-name="ro2">
          <table:table-cell table:style-name="ce10" table:number-columns-repeated="3"/>
          <table:table-cell table:style-name="ce9" office:value-type="string">
            <text:p>TOTAL</text:p>
          </table:table-cell>
          <table:table-cell table:style-name="ce10" table:number-columns-repeated="2"/>
          <table:table-cell table:style-name="ce9" table:formula="of:=[.G38]+[.G46]" office:value-type="float" office:value="12.0635">
            <text:p>12.0635</text:p>
          </table:table-cell>
          <table:table-cell table:style-name="ce9" table:formula="of:=[.H38]+[.H46]" office:value-type="float" office:value="13.5825">
            <text:p>13.5825</text:p>
          </table:table-cell>
          <table:table-cell table:style-name="ce10" office:value-type="string">
            <text:p>actual values +1.5</text:p>
          </table:table-cell>
          <table:table-cell table:number-columns-repeated="1015"/>
        </table:table-row>
        <table:table-row table:style-name="ro1" table:number-rows-repeated="3">
          <table:table-cell table:style-name="ce10" table:number-columns-repeated="8"/>
          <table:table-cell table:number-columns-repeated="1016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ffering Tests" table:style-name="ta1">
        <table:table-column table:style-name="co1" table:number-columns-repeated="1024" table:default-cell-style-name="Default"/>
        <table:table-row table:style-name="ro7">
          <table:table-cell table:style-name="ce2" office:value-type="string" table:number-columns-spanned="10" table:number-rows-spanned="1">
            <text:p>NPatition = 12 = NSERVER; NCACHE = 4000; 48.6% hit rate (M = 13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3"/>
          <table:covered-table-cell table:number-columns-repeated="5"/>
          <table:table-cell table:number-columns-repeated="1014"/>
        </table:table-row>
        <table:table-row table:style-name="ro1">
          <table:table-cell table:style-name="ce3"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style-name="ce1" office:value-type="string">
            <text:p>Design 3 HT</text:p>
          </table:table-cell>
          <table:table-cell table:style-name="ce3"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style-name="ce1" office:value-type="string">
            <text:p>Design 3 HT</text:p>
          </table:table-cell>
          <table:table-cell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" office:value-type="float" office:value="2.323">
            <text:p>2.323</text:p>
          </table:table-cell>
          <table:table-cell table:style-name="ce1" office:value-type="float" office:value="2.993">
            <text:p>2.993</text:p>
          </table:table-cell>
          <table:table-cell table:style-name="ce1" office:value-type="float" office:value="2.268">
            <text:p>2.268</text:p>
          </table:table-cell>
          <table:table-cell table:style-name="ce1" office:value-type="float" office:value="1.162">
            <text:p>1.162</text:p>
          </table:table-cell>
          <table:table-cell table:style-name="ce3" table:formula="of:=[.A3]" office:value-type="float" office:value="2">
            <text:p>2</text:p>
          </table:table-cell>
          <table:table-cell table:style-name="ce1" table:formula="of:=[.B3]/[.A3]" office:value-type="float" office:value="1.1615">
            <text:p>1.1615</text:p>
          </table:table-cell>
          <table:table-cell table:style-name="ce1" table:formula="of:=[.C3]/(2*[.A3])" office:value-type="float" office:value="0.74825">
            <text:p>0.74825</text:p>
          </table:table-cell>
          <table:table-cell table:style-name="ce1" table:formula="of:=[.D3]/[.A3]" office:value-type="float" office:value="1.134">
            <text:p>1.134</text:p>
          </table:table-cell>
          <table:table-cell table:style-name="ce1" table:formula="of:=[.E3]/[.A3]" office:value-type="float" office:value="0.581">
            <text:p>0.581</text:p>
          </table:table-cell>
          <table:table-cell table:number-columns-repeated="101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" office:value-type="float" office:value="2.858">
            <text:p>2.858</text:p>
          </table:table-cell>
          <table:table-cell table:style-name="ce1" office:value-type="float" office:value="3.775">
            <text:p>3.775</text:p>
          </table:table-cell>
          <table:table-cell table:style-name="ce1" office:value-type="float" office:value="2.183">
            <text:p>2.183</text:p>
          </table:table-cell>
          <table:table-cell table:style-name="ce1" office:value-type="float" office:value="0.993">
            <text:p>0.993</text:p>
          </table:table-cell>
          <table:table-cell table:style-name="ce3" table:formula="of:=[.A4]" office:value-type="float" office:value="3">
            <text:p>3</text:p>
          </table:table-cell>
          <table:table-cell table:style-name="ce1" table:formula="of:=[.B4]/[.A4]" office:value-type="float" office:value="0.952666666666667">
            <text:p>0.9526666667</text:p>
          </table:table-cell>
          <table:table-cell table:style-name="ce1" table:formula="of:=[.C4]/(2*[.A4])" office:value-type="float" office:value="0.629166666666667">
            <text:p>0.6291666667</text:p>
          </table:table-cell>
          <table:table-cell table:style-name="ce1" table:formula="of:=[.D4]/[.A4]" office:value-type="float" office:value="0.727666666666667">
            <text:p>0.7276666667</text:p>
          </table:table-cell>
          <table:table-cell table:style-name="ce1" table:formula="of:=[.E4]/[.A4]" office:value-type="float" office:value="0.331">
            <text:p>0.331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" office:value-type="float" office:value="3.187">
            <text:p>3.187</text:p>
          </table:table-cell>
          <table:table-cell table:style-name="ce1" office:value-type="float" office:value="4.442">
            <text:p>4.442</text:p>
          </table:table-cell>
          <table:table-cell table:style-name="ce1" office:value-type="float" office:value="2.455">
            <text:p>2.455</text:p>
          </table:table-cell>
          <table:table-cell table:style-name="ce1" office:value-type="float" office:value="1.172">
            <text:p>1.172</text:p>
          </table:table-cell>
          <table:table-cell table:style-name="ce3" table:formula="of:=[.A5]" office:value-type="float" office:value="4">
            <text:p>4</text:p>
          </table:table-cell>
          <table:table-cell table:style-name="ce1" table:formula="of:=[.B5]/[.A5]" office:value-type="float" office:value="0.79675">
            <text:p>0.79675</text:p>
          </table:table-cell>
          <table:table-cell table:style-name="ce1" table:formula="of:=[.C5]/(2*[.A5])" office:value-type="float" office:value="0.55525">
            <text:p>0.55525</text:p>
          </table:table-cell>
          <table:table-cell table:style-name="ce1" table:formula="of:=[.D5]/[.A5]" office:value-type="float" office:value="0.61375">
            <text:p>0.61375</text:p>
          </table:table-cell>
          <table:table-cell table:style-name="ce1" table:formula="of:=[.E5]/[.A5]" office:value-type="float" office:value="0.293">
            <text:p>0.293</text:p>
          </table:table-cell>
          <table:table-cell table:number-columns-repeated="101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" office:value-type="float" office:value="3.465">
            <text:p>3.465</text:p>
          </table:table-cell>
          <table:table-cell table:style-name="ce1" office:value-type="float" office:value="5.103">
            <text:p>5.103</text:p>
          </table:table-cell>
          <table:table-cell table:style-name="ce1" office:value-type="float" office:value="2.175">
            <text:p>2.175</text:p>
          </table:table-cell>
          <table:table-cell table:style-name="ce1" office:value-type="float" office:value="1.052">
            <text:p>1.052</text:p>
          </table:table-cell>
          <table:table-cell table:style-name="ce3" table:formula="of:=[.A6]" office:value-type="float" office:value="5">
            <text:p>5</text:p>
          </table:table-cell>
          <table:table-cell table:style-name="ce1" table:formula="of:=[.B6]/[.A6]" office:value-type="float" office:value="0.693">
            <text:p>0.693</text:p>
          </table:table-cell>
          <table:table-cell table:style-name="ce1" table:formula="of:=[.C6]/(2*[.A6])" office:value-type="float" office:value="0.5103">
            <text:p>0.5103</text:p>
          </table:table-cell>
          <table:table-cell table:style-name="ce1" table:formula="of:=[.D6]/[.A6]" office:value-type="float" office:value="0.435">
            <text:p>0.435</text:p>
          </table:table-cell>
          <table:table-cell table:style-name="ce1" table:formula="of:=[.E6]/[.A6]" office:value-type="float" office:value="0.2104">
            <text:p>0.2104</text:p>
          </table:table-cell>
          <table:table-cell table:number-columns-repeated="101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" office:value-type="float" office:value="3.785">
            <text:p>3.785</text:p>
          </table:table-cell>
          <table:table-cell table:style-name="ce1" office:value-type="float" office:value="5.747">
            <text:p>5.747</text:p>
          </table:table-cell>
          <table:table-cell table:style-name="ce1" office:value-type="float" office:value="2.228">
            <text:p>2.228</text:p>
          </table:table-cell>
          <table:table-cell table:style-name="ce1" office:value-type="float" office:value="0.869">
            <text:p>0.869</text:p>
          </table:table-cell>
          <table:table-cell table:style-name="ce3" table:formula="of:=[.A7]" office:value-type="float" office:value="6">
            <text:p>6</text:p>
          </table:table-cell>
          <table:table-cell table:style-name="ce1" table:formula="of:=[.B7]/[.A7]" office:value-type="float" office:value="0.630833333333333">
            <text:p>0.6308333333</text:p>
          </table:table-cell>
          <table:table-cell table:style-name="ce1" table:formula="of:=[.C7]/(2*[.A7])" office:value-type="float" office:value="0.478916666666667">
            <text:p>0.4789166667</text:p>
          </table:table-cell>
          <table:table-cell table:style-name="ce1" table:formula="of:=[.D7]/[.A7]" office:value-type="float" office:value="0.371333333333333">
            <text:p>0.3713333333</text:p>
          </table:table-cell>
          <table:table-cell table:style-name="ce1" table:formula="of:=[.E7]/[.A7]" office:value-type="float" office:value="0.144833333333333">
            <text:p>0.144833333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 table:number-columns-spanned="10" table:number-rows-spanned="1">
            <text:p>NPatition = 12 = NSERVER; NCACHE = 4000; 6.01% hit rate (M = 16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3"/>
          <table:covered-table-cell table:number-columns-repeated="5"/>
          <table:table-cell table:number-columns-repeated="1014"/>
        </table:table-row>
        <table:table-row table:style-name="ro1">
          <table:table-cell table:style-name="ce3"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style-name="ce1" office:value-type="string">
            <text:p>Design 3 HT</text:p>
          </table:table-cell>
          <table:table-cell table:style-name="ce3"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style-name="ce1" office:value-type="string">
            <text:p>Design 3 HT</text:p>
          </table:table-cell>
          <table:table-cell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" office:value-type="float" office:value="2.605">
            <text:p>2.605</text:p>
          </table:table-cell>
          <table:table-cell table:style-name="ce1" office:value-type="float" office:value="3.441">
            <text:p>3.441</text:p>
          </table:table-cell>
          <table:table-cell table:style-name="ce1" office:value-type="float" office:value="2.514">
            <text:p>2.514</text:p>
          </table:table-cell>
          <table:table-cell table:style-name="ce1" office:value-type="float" office:value="1.355">
            <text:p>1.355</text:p>
          </table:table-cell>
          <table:table-cell table:style-name="ce3" table:formula="of:=[.A11]" office:value-type="float" office:value="2">
            <text:p>2</text:p>
          </table:table-cell>
          <table:table-cell table:style-name="ce1" table:formula="of:=[.B11]/[.A11]" office:value-type="float" office:value="1.3025">
            <text:p>1.3025</text:p>
          </table:table-cell>
          <table:table-cell table:style-name="ce1" table:formula="of:=[.C11]/(2*[.A11])" office:value-type="float" office:value="0.86025">
            <text:p>0.86025</text:p>
          </table:table-cell>
          <table:table-cell table:style-name="ce1" table:formula="of:=[.D11]/[.A11]" office:value-type="float" office:value="1.257">
            <text:p>1.257</text:p>
          </table:table-cell>
          <table:table-cell table:style-name="ce1" table:formula="of:=[.E11]/[.A11]" office:value-type="float" office:value="0.6775">
            <text:p>0.6775</text:p>
          </table:table-cell>
          <table:table-cell table:number-columns-repeated="101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" office:value-type="float" office:value="3.169">
            <text:p>3.169</text:p>
          </table:table-cell>
          <table:table-cell table:style-name="ce1" office:value-type="float" office:value="4.328">
            <text:p>4.328</text:p>
          </table:table-cell>
          <table:table-cell table:style-name="ce1" office:value-type="float" office:value="2.366">
            <text:p>2.366</text:p>
          </table:table-cell>
          <table:table-cell table:style-name="ce1" office:value-type="float" office:value="1.133">
            <text:p>1.133</text:p>
          </table:table-cell>
          <table:table-cell table:style-name="ce3" table:formula="of:=[.A12]" office:value-type="float" office:value="3">
            <text:p>3</text:p>
          </table:table-cell>
          <table:table-cell table:style-name="ce1" table:formula="of:=[.B12]/[.A12]" office:value-type="float" office:value="1.05633333333333">
            <text:p>1.0563333333</text:p>
          </table:table-cell>
          <table:table-cell table:style-name="ce1" table:formula="of:=[.C12]/(2*[.A12])" office:value-type="float" office:value="0.721333333333333">
            <text:p>0.7213333333</text:p>
          </table:table-cell>
          <table:table-cell table:style-name="ce1" table:formula="of:=[.D12]/[.A12]" office:value-type="float" office:value="0.788666666666667">
            <text:p>0.7886666667</text:p>
          </table:table-cell>
          <table:table-cell table:style-name="ce1" table:formula="of:=[.E12]/[.A12]" office:value-type="float" office:value="0.377666666666667">
            <text:p>0.3776666667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" office:value-type="float" office:value="3.539">
            <text:p>3.539</text:p>
          </table:table-cell>
          <table:table-cell table:style-name="ce1" office:value-type="float" office:value="5.104">
            <text:p>5.104</text:p>
          </table:table-cell>
          <table:table-cell table:style-name="ce1" office:value-type="float" office:value="2.897">
            <text:p>2.897</text:p>
          </table:table-cell>
          <table:table-cell table:style-name="ce1" office:value-type="float" office:value="1.452">
            <text:p>1.452</text:p>
          </table:table-cell>
          <table:table-cell table:style-name="ce3" table:formula="of:=[.A13]" office:value-type="float" office:value="4">
            <text:p>4</text:p>
          </table:table-cell>
          <table:table-cell table:style-name="ce1" table:formula="of:=[.B13]/[.A13]" office:value-type="float" office:value="0.88475">
            <text:p>0.88475</text:p>
          </table:table-cell>
          <table:table-cell table:style-name="ce1" table:formula="of:=[.C13]/(2*[.A13])" office:value-type="float" office:value="0.638">
            <text:p>0.638</text:p>
          </table:table-cell>
          <table:table-cell table:style-name="ce1" table:formula="of:=[.D13]/[.A13]" office:value-type="float" office:value="0.72425">
            <text:p>0.72425</text:p>
          </table:table-cell>
          <table:table-cell table:style-name="ce1" table:formula="of:=[.E13]/[.A13]" office:value-type="float" office:value="0.363">
            <text:p>0.363</text:p>
          </table:table-cell>
          <table:table-cell table:number-columns-repeated="101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" office:value-type="float" office:value="3.858">
            <text:p>3.858</text:p>
          </table:table-cell>
          <table:table-cell table:style-name="ce1" office:value-type="float" office:value="5.803">
            <text:p>5.803</text:p>
          </table:table-cell>
          <table:table-cell table:style-name="ce1" office:value-type="float" office:value="2.383">
            <text:p>2.383</text:p>
          </table:table-cell>
          <table:table-cell table:style-name="ce1" office:value-type="float" office:value="0.994">
            <text:p>0.994</text:p>
          </table:table-cell>
          <table:table-cell table:style-name="ce3" table:formula="of:=[.A14]" office:value-type="float" office:value="5">
            <text:p>5</text:p>
          </table:table-cell>
          <table:table-cell table:style-name="ce1" table:formula="of:=[.B14]/[.A14]" office:value-type="float" office:value="0.7716">
            <text:p>0.7716</text:p>
          </table:table-cell>
          <table:table-cell table:style-name="ce1" table:formula="of:=[.C14]/(2*[.A14])" office:value-type="float" office:value="0.5803">
            <text:p>0.5803</text:p>
          </table:table-cell>
          <table:table-cell table:style-name="ce1" table:formula="of:=[.D14]/[.A14]" office:value-type="float" office:value="0.4766">
            <text:p>0.4766</text:p>
          </table:table-cell>
          <table:table-cell table:style-name="ce1" table:formula="of:=[.E14]/[.A14]" office:value-type="float" office:value="0.1988">
            <text:p>0.1988</text:p>
          </table:table-cell>
          <table:table-cell table:number-columns-repeated="101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" office:value-type="float" office:value="4.204">
            <text:p>4.204</text:p>
          </table:table-cell>
          <table:table-cell table:style-name="ce1" office:value-type="float" office:value="6.562">
            <text:p>6.562</text:p>
          </table:table-cell>
          <table:table-cell table:style-name="ce1" office:value-type="float" office:value="2.377">
            <text:p>2.377</text:p>
          </table:table-cell>
          <table:table-cell table:style-name="ce1" office:value-type="float" office:value="0.993">
            <text:p>0.993</text:p>
          </table:table-cell>
          <table:table-cell table:style-name="ce3" table:formula="of:=[.A15]" office:value-type="float" office:value="6">
            <text:p>6</text:p>
          </table:table-cell>
          <table:table-cell table:style-name="ce1" table:formula="of:=[.B15]/[.A15]" office:value-type="float" office:value="0.700666666666667">
            <text:p>0.7006666667</text:p>
          </table:table-cell>
          <table:table-cell table:style-name="ce1" table:formula="of:=[.C15]/(2*[.A15])" office:value-type="float" office:value="0.546833333333333">
            <text:p>0.5468333333</text:p>
          </table:table-cell>
          <table:table-cell table:style-name="ce1" table:formula="of:=[.D15]/[.A15]" office:value-type="float" office:value="0.396166666666667">
            <text:p>0.3961666667</text:p>
          </table:table-cell>
          <table:table-cell table:style-name="ce1" table:formula="of:=[.E15]/[.A15]" office:value-type="float" office:value="0.1655">
            <text:p>0.1655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 usefulness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7">
          <table:table-cell table:style-name="ce2" office:value-type="string" table:number-columns-spanned="8" table:number-rows-spanned="1">
            <text:p>NPartition = NCPU = NSERVER; NCACHE = 500; NDATA 2048;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817">
            <text:p>3.817</text:p>
          </table:table-cell>
          <table:table-cell table:style-name="ce1" office:value-type="float" office:value="5.936">
            <text:p>5.936</text:p>
          </table:table-cell>
          <table:table-cell table:style-name="ce1" office:value-type="float" office:value="2.742">
            <text:p>2.742</text:p>
          </table:table-cell>
          <table:table-cell table:formula="of:=[.A4]" office:value-type="float" office:value="2">
            <text:p>2</text:p>
          </table:table-cell>
          <table:table-cell table:style-name="ce1" table:formula="of:=[.B4]/[.A4]" office:value-type="float" office:value="1.9085">
            <text:p>1.9085</text:p>
          </table:table-cell>
          <table:table-cell table:style-name="ce1" table:formula="of:=[.C4]/(2*[.A4])" office:value-type="float" office:value="1.484">
            <text:p>1.484</text:p>
          </table:table-cell>
          <table:table-cell table:style-name="ce1" table:formula="of:=[.D4]/[.A4]" office:value-type="float" office:value="1.371">
            <text:p>1.371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.648">
            <text:p>4.648</text:p>
          </table:table-cell>
          <table:table-cell table:style-name="ce1" office:value-type="float" office:value="6.404">
            <text:p>6.404</text:p>
          </table:table-cell>
          <table:table-cell table:style-name="ce1" office:value-type="float" office:value="3.179">
            <text:p>3.179</text:p>
          </table:table-cell>
          <table:table-cell table:formula="of:=[.A5]" office:value-type="float" office:value="3">
            <text:p>3</text:p>
          </table:table-cell>
          <table:table-cell table:style-name="ce1" table:formula="of:=[.B5]/[.A5]" office:value-type="float" office:value="1.54933333333333">
            <text:p>1.5493333333</text:p>
          </table:table-cell>
          <table:table-cell table:style-name="ce1" table:formula="of:=[.C5]/(2*[.A5])" office:value-type="float" office:value="1.06733333333333">
            <text:p>1.0673333333</text:p>
          </table:table-cell>
          <table:table-cell table:style-name="ce1" table:formula="of:=[.D5]/[.A5]" office:value-type="float" office:value="1.05966666666667">
            <text:p>1.0596666667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5.654">
            <text:p>5.654</text:p>
          </table:table-cell>
          <table:table-cell table:style-name="ce1" office:value-type="float" office:value="7.068">
            <text:p>7.068</text:p>
          </table:table-cell>
          <table:table-cell table:style-name="ce1" office:value-type="float" office:value="3.301">
            <text:p>3.301</text:p>
          </table:table-cell>
          <table:table-cell table:formula="of:=[.A6]" office:value-type="float" office:value="4">
            <text:p>4</text:p>
          </table:table-cell>
          <table:table-cell table:style-name="ce1" table:formula="of:=[.B6]/[.A6]" office:value-type="float" office:value="1.4135">
            <text:p>1.4135</text:p>
          </table:table-cell>
          <table:table-cell table:style-name="ce1" table:formula="of:=[.C6]/(2*[.A6])" office:value-type="float" office:value="0.8835">
            <text:p>0.8835</text:p>
          </table:table-cell>
          <table:table-cell table:style-name="ce1" table:formula="of:=[.D6]/[.A6]" office:value-type="float" office:value="0.82525">
            <text:p>0.8252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.512">
            <text:p>5.512</text:p>
          </table:table-cell>
          <table:table-cell table:style-name="ce1" office:value-type="float" office:value="7.843">
            <text:p>7.843</text:p>
          </table:table-cell>
          <table:table-cell table:style-name="ce1" office:value-type="float" office:value="3.225">
            <text:p>3.225</text:p>
          </table:table-cell>
          <table:table-cell table:formula="of:=[.A7]" office:value-type="float" office:value="5">
            <text:p>5</text:p>
          </table:table-cell>
          <table:table-cell table:style-name="ce1" table:formula="of:=[.B7]/[.A7]" office:value-type="float" office:value="1.1024">
            <text:p>1.1024</text:p>
          </table:table-cell>
          <table:table-cell table:style-name="ce1" table:formula="of:=[.C7]/(2*[.A7])" office:value-type="float" office:value="0.7843">
            <text:p>0.7843</text:p>
          </table:table-cell>
          <table:table-cell table:style-name="ce1" table:formula="of:=[.D7]/[.A7]" office:value-type="float" office:value="0.645">
            <text:p>0.64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5.856">
            <text:p>5.856</text:p>
          </table:table-cell>
          <table:table-cell table:style-name="ce1" office:value-type="float" office:value="10.851">
            <text:p>10.851</text:p>
          </table:table-cell>
          <table:table-cell table:style-name="ce1" office:value-type="float" office:value="3.332">
            <text:p>3.332</text:p>
          </table:table-cell>
          <table:table-cell table:formula="of:=[.A8]" office:value-type="float" office:value="6">
            <text:p>6</text:p>
          </table:table-cell>
          <table:table-cell table:style-name="ce1" table:formula="of:=[.B8]/[.A8]" office:value-type="float" office:value="0.976">
            <text:p>0.976</text:p>
          </table:table-cell>
          <table:table-cell table:style-name="ce1" table:formula="of:=[.C8]/(2*[.A8])" office:value-type="float" office:value="0.90425">
            <text:p>0.90425</text:p>
          </table:table-cell>
          <table:table-cell table:style-name="ce1" table:formula="of:=[.D8]/[.A8]" office:value-type="float" office:value="0.555333333333333">
            <text:p>0.5553333333</text:p>
          </table:table-cell>
          <table:table-cell table:number-columns-repeated="1016"/>
        </table:table-row>
        <table:table-row table:style-name="ro1">
          <table:table-cell/>
          <table:table-cell table:number-columns-repeated="3"/>
          <table:table-cell table:formula="of:=[.A9]"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2" office:value-type="string" table:number-columns-spanned="8" table:number-rows-spanned="1">
            <text:p>NPatition = 12 = NSERVER; NCACHE = 500; <text:s/>NDATA 2048;</text:p>
          </table:table-cell>
          <table:covered-table-cell table:style-name="ce8"/>
          <table:covered-table-cell table:style-name="ce8"/>
          <table:covered-table-cell table:style-name="ce8"/>
          <table:covered-table-cell table:number-columns-repeated="4"/>
          <table:table-cell table:number-columns-repeated="1016"/>
        </table:table-row>
        <table:table-row table:style-name="ro1"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482">
            <text:p>3.482</text:p>
          </table:table-cell>
          <table:table-cell table:style-name="ce1" office:value-type="float" office:value="5.202">
            <text:p>5.202</text:p>
          </table:table-cell>
          <table:table-cell table:style-name="ce1" office:value-type="float" office:value="2.74">
            <text:p>2.74</text:p>
          </table:table-cell>
          <table:table-cell table:formula="of:=[.A12]" office:value-type="float" office:value="2">
            <text:p>2</text:p>
          </table:table-cell>
          <table:table-cell table:style-name="ce1" table:formula="of:=[.B12]/[.A12]" office:value-type="float" office:value="1.741">
            <text:p>1.741</text:p>
          </table:table-cell>
          <table:table-cell table:style-name="ce1" table:formula="of:=[.C12]/(2*[.A12])" office:value-type="float" office:value="1.3005">
            <text:p>1.3005</text:p>
          </table:table-cell>
          <table:table-cell table:style-name="ce1" table:formula="of:=[.D12]/[.A12]" office:value-type="float" office:value="1.37">
            <text:p>1.37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.224">
            <text:p>4.224</text:p>
          </table:table-cell>
          <table:table-cell table:style-name="ce1" office:value-type="float" office:value="6.61">
            <text:p>6.61</text:p>
          </table:table-cell>
          <table:table-cell table:style-name="ce1" office:value-type="float" office:value="3.198">
            <text:p>3.198</text:p>
          </table:table-cell>
          <table:table-cell table:formula="of:=[.A13]" office:value-type="float" office:value="3">
            <text:p>3</text:p>
          </table:table-cell>
          <table:table-cell table:style-name="ce1" table:formula="of:=[.B13]/[.A13]" office:value-type="float" office:value="1.408">
            <text:p>1.408</text:p>
          </table:table-cell>
          <table:table-cell table:style-name="ce1" table:formula="of:=[.C13]/(2*[.A13])" office:value-type="float" office:value="1.10166666666667">
            <text:p>1.1016666667</text:p>
          </table:table-cell>
          <table:table-cell table:style-name="ce1" table:formula="of:=[.D13]/[.A13]" office:value-type="float" office:value="1.066">
            <text:p>1.06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.795">
            <text:p>4.795</text:p>
          </table:table-cell>
          <table:table-cell table:style-name="ce1" office:value-type="float" office:value="7.736">
            <text:p>7.736</text:p>
          </table:table-cell>
          <table:table-cell table:style-name="ce1" office:value-type="float" office:value="3.472">
            <text:p>3.472</text:p>
          </table:table-cell>
          <table:table-cell table:formula="of:=[.A14]" office:value-type="float" office:value="4">
            <text:p>4</text:p>
          </table:table-cell>
          <table:table-cell table:style-name="ce1" table:formula="of:=[.B14]/[.A14]" office:value-type="float" office:value="1.19875">
            <text:p>1.19875</text:p>
          </table:table-cell>
          <table:table-cell table:style-name="ce1" table:formula="of:=[.C14]/(2*[.A14])" office:value-type="float" office:value="0.967">
            <text:p>0.967</text:p>
          </table:table-cell>
          <table:table-cell table:style-name="ce1" table:formula="of:=[.D14]/[.A14]" office:value-type="float" office:value="0.868">
            <text:p>0.868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.371">
            <text:p>5.371</text:p>
          </table:table-cell>
          <table:table-cell table:style-name="ce1" office:value-type="float" office:value="9.099">
            <text:p>9.099</text:p>
          </table:table-cell>
          <table:table-cell table:style-name="ce1" office:value-type="float" office:value="3.211">
            <text:p>3.211</text:p>
          </table:table-cell>
          <table:table-cell table:formula="of:=[.A15]" office:value-type="float" office:value="5">
            <text:p>5</text:p>
          </table:table-cell>
          <table:table-cell table:style-name="ce1" table:formula="of:=[.B15]/[.A15]" office:value-type="float" office:value="1.0742">
            <text:p>1.0742</text:p>
          </table:table-cell>
          <table:table-cell table:style-name="ce1" table:formula="of:=[.C15]/(2*[.A15])" office:value-type="float" office:value="0.9099">
            <text:p>0.9099</text:p>
          </table:table-cell>
          <table:table-cell table:style-name="ce1" table:formula="of:=[.D15]/[.A15]" office:value-type="float" office:value="0.6422">
            <text:p>0.6422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6.003">
            <text:p>6.003</text:p>
          </table:table-cell>
          <table:table-cell table:style-name="ce1" office:value-type="float" office:value="10.951">
            <text:p>10.951</text:p>
          </table:table-cell>
          <table:table-cell table:style-name="ce1" office:value-type="float" office:value="3.312">
            <text:p>3.312</text:p>
          </table:table-cell>
          <table:table-cell table:formula="of:=[.A16]" office:value-type="float" office:value="6">
            <text:p>6</text:p>
          </table:table-cell>
          <table:table-cell table:style-name="ce1" table:formula="of:=[.B16]/[.A16]" office:value-type="float" office:value="1.0005">
            <text:p>1.0005</text:p>
          </table:table-cell>
          <table:table-cell table:style-name="ce1" table:formula="of:=[.C16]/(2*[.A16])" office:value-type="float" office:value="0.912583333333333">
            <text:p>0.9125833333</text:p>
          </table:table-cell>
          <table:table-cell table:style-name="ce1" table:formula="of:=[.D16]/[.A16]" office:value-type="float" office:value="0.552">
            <text:p>0.5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8">
          <table:table-cell table:style-name="ce2" office:value-type="string" table:number-columns-spanned="8" table:number-rows-spanned="1">
            <text:p>NPatition = 24 = NSERVER; NCACHE = 1000;</text:p>
          </table:table-cell>
          <table:covered-table-cell table:style-name="ce8"/>
          <table:covered-table-cell table:style-name="ce8"/>
          <table:covered-table-cell table:style-name="ce8"/>
          <table:covered-table-cell table:number-columns-repeated="4"/>
          <table:table-cell table:number-columns-repeated="1016"/>
        </table:table-row>
        <table:table-row table:style-name="ro1"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532">
            <text:p>3.532</text:p>
          </table:table-cell>
          <table:table-cell table:style-name="ce1" office:value-type="float" office:value="5.185">
            <text:p>5.185</text:p>
          </table:table-cell>
          <table:table-cell table:style-name="ce1" office:value-type="float" office:value="3.205">
            <text:p>3.205</text:p>
          </table:table-cell>
          <table:table-cell table:formula="of:=[.A20]" office:value-type="float" office:value="2">
            <text:p>2</text:p>
          </table:table-cell>
          <table:table-cell table:style-name="ce1" table:formula="of:=[.B20]/[.A20]" office:value-type="float" office:value="1.766">
            <text:p>1.766</text:p>
          </table:table-cell>
          <table:table-cell table:style-name="ce1" table:formula="of:=[.C20]/(2*[.A20])" office:value-type="float" office:value="1.29625">
            <text:p>1.29625</text:p>
          </table:table-cell>
          <table:table-cell table:style-name="ce1" table:formula="of:=[.D20]/[.A20]" office:value-type="float" office:value="1.6025">
            <text:p>1.6025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.092">
            <text:p>4.092</text:p>
          </table:table-cell>
          <table:table-cell table:style-name="ce1" office:value-type="float" office:value="6.27">
            <text:p>6.27</text:p>
          </table:table-cell>
          <table:table-cell table:style-name="ce1" office:value-type="float" office:value="3.48">
            <text:p>3.48</text:p>
          </table:table-cell>
          <table:table-cell table:formula="of:=[.A21]" office:value-type="float" office:value="3">
            <text:p>3</text:p>
          </table:table-cell>
          <table:table-cell table:style-name="ce1" table:formula="of:=[.B21]/[.A21]" office:value-type="float" office:value="1.364">
            <text:p>1.364</text:p>
          </table:table-cell>
          <table:table-cell table:style-name="ce1" table:formula="of:=[.C21]/(2*[.A21])" office:value-type="float" office:value="1.045">
            <text:p>1.045</text:p>
          </table:table-cell>
          <table:table-cell table:style-name="ce1" table:formula="of:=[.D21]/[.A21]" office:value-type="float" office:value="1.16">
            <text:p>1.1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.556">
            <text:p>4.556</text:p>
          </table:table-cell>
          <table:table-cell table:style-name="ce1" office:value-type="float" office:value="7.215">
            <text:p>7.215</text:p>
          </table:table-cell>
          <table:table-cell table:style-name="ce1" office:value-type="float" office:value="3.646">
            <text:p>3.646</text:p>
          </table:table-cell>
          <table:table-cell table:formula="of:=[.A22]" office:value-type="float" office:value="4">
            <text:p>4</text:p>
          </table:table-cell>
          <table:table-cell table:style-name="ce1" table:formula="of:=[.B22]/[.A22]" office:value-type="float" office:value="1.139">
            <text:p>1.139</text:p>
          </table:table-cell>
          <table:table-cell table:style-name="ce1" table:formula="of:=[.C22]/(2*[.A22])" office:value-type="float" office:value="0.901875">
            <text:p>0.901875</text:p>
          </table:table-cell>
          <table:table-cell table:style-name="ce1" table:formula="of:=[.D22]/[.A22]" office:value-type="float" office:value="0.9115">
            <text:p>0.911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4.987">
            <text:p>4.987</text:p>
          </table:table-cell>
          <table:table-cell table:style-name="ce1" office:value-type="float" office:value="8.444">
            <text:p>8.444</text:p>
          </table:table-cell>
          <table:table-cell table:style-name="ce1" office:value-type="float" office:value="3.845">
            <text:p>3.845</text:p>
          </table:table-cell>
          <table:table-cell table:formula="of:=[.A23]" office:value-type="float" office:value="5">
            <text:p>5</text:p>
          </table:table-cell>
          <table:table-cell table:style-name="ce1" table:formula="of:=[.B23]/[.A23]" office:value-type="float" office:value="0.9974">
            <text:p>0.9974</text:p>
          </table:table-cell>
          <table:table-cell table:style-name="ce1" table:formula="of:=[.C23]/(2*[.A23])" office:value-type="float" office:value="0.8444">
            <text:p>0.8444</text:p>
          </table:table-cell>
          <table:table-cell table:style-name="ce1" table:formula="of:=[.D23]/[.A23]" office:value-type="float" office:value="0.769">
            <text:p>0.769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5.552">
            <text:p>5.552</text:p>
          </table:table-cell>
          <table:table-cell table:style-name="ce1" office:value-type="float" office:value="10.37">
            <text:p>10.37</text:p>
          </table:table-cell>
          <table:table-cell table:style-name="ce1" office:value-type="float" office:value="3.983">
            <text:p>3.983</text:p>
          </table:table-cell>
          <table:table-cell table:formula="of:=[.A24]" office:value-type="float" office:value="6">
            <text:p>6</text:p>
          </table:table-cell>
          <table:table-cell table:style-name="ce1" table:formula="of:=[.B24]/[.A24]" office:value-type="float" office:value="0.925333333333333">
            <text:p>0.9253333333</text:p>
          </table:table-cell>
          <table:table-cell table:style-name="ce1" table:formula="of:=[.C24]/(2*[.A24])" office:value-type="float" office:value="0.864166666666667">
            <text:p>0.8641666667</text:p>
          </table:table-cell>
          <table:table-cell table:style-name="ce1" table:formula="of:=[.D24]/[.A24]" office:value-type="float" office:value="0.663833333333333">
            <text:p>0.663833333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8">
          <table:table-cell table:style-name="ce2" office:value-type="string" table:number-columns-spanned="8" table:number-rows-spanned="1">
            <text:p>NPatition = 12 = NSERVER; NCACHE = 250;</text:p>
          </table:table-cell>
          <table:covered-table-cell table:style-name="ce8"/>
          <table:covered-table-cell table:style-name="ce8"/>
          <table:covered-table-cell table:style-name="ce8"/>
          <table:covered-table-cell table:number-columns-repeated="4"/>
          <table:table-cell table:number-columns-repeated="1016"/>
        </table:table-row>
        <table:table-row table:style-name="ro1"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office:value-type="string">
            <text:p>Physical Cpus</text:p>
          </table:table-cell>
          <table:table-cell table:style-name="ce1" office:value-type="string">
            <text:p>Design 2</text:p>
          </table:table-cell>
          <table:table-cell table:style-name="ce1" office:value-type="string">
            <text:p>Design 2 HT</text:p>
          </table:table-cell>
          <table:table-cell table:style-name="ce1" office:value-type="string">
            <text:p>Design 1 HT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.822">
            <text:p>2.822</text:p>
          </table:table-cell>
          <table:table-cell table:style-name="ce1" office:value-type="float" office:value="4.255">
            <text:p>4.255</text:p>
          </table:table-cell>
          <table:table-cell table:style-name="ce1" office:value-type="float" office:value="2.491">
            <text:p>2.491</text:p>
          </table:table-cell>
          <table:table-cell table:formula="of:=[.A28]" office:value-type="float" office:value="2">
            <text:p>2</text:p>
          </table:table-cell>
          <table:table-cell table:style-name="ce1" table:formula="of:=[.B28]/[.A28]" office:value-type="float" office:value="1.411">
            <text:p>1.411</text:p>
          </table:table-cell>
          <table:table-cell table:style-name="ce1" table:formula="of:=[.C28]/(2*[.A28])" office:value-type="float" office:value="1.06375">
            <text:p>1.06375</text:p>
          </table:table-cell>
          <table:table-cell table:style-name="ce1" table:formula="of:=[.D28]/[.A28]" office:value-type="float" office:value="1.2455">
            <text:p>1.2455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.494">
            <text:p>3.494</text:p>
          </table:table-cell>
          <table:table-cell table:style-name="ce1" office:value-type="float" office:value="5.496">
            <text:p>5.496</text:p>
          </table:table-cell>
          <table:table-cell table:style-name="ce1" office:value-type="float" office:value="2.814">
            <text:p>2.814</text:p>
          </table:table-cell>
          <table:table-cell table:formula="of:=[.A29]" office:value-type="float" office:value="3">
            <text:p>3</text:p>
          </table:table-cell>
          <table:table-cell table:style-name="ce1" table:formula="of:=[.B29]/[.A29]" office:value-type="float" office:value="1.16466666666667">
            <text:p>1.1646666667</text:p>
          </table:table-cell>
          <table:table-cell table:style-name="ce1" table:formula="of:=[.C29]/(2*[.A29])" office:value-type="float" office:value="0.916">
            <text:p>0.916</text:p>
          </table:table-cell>
          <table:table-cell table:style-name="ce1" table:formula="of:=[.D29]/[.A29]" office:value-type="float" office:value="0.938">
            <text:p>0.938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.028">
            <text:p>4.028</text:p>
          </table:table-cell>
          <table:table-cell table:style-name="ce1" office:value-type="float" office:value="6.664">
            <text:p>6.664</text:p>
          </table:table-cell>
          <table:table-cell table:style-name="ce1" office:value-type="float" office:value="2.997">
            <text:p>2.997</text:p>
          </table:table-cell>
          <table:table-cell table:formula="of:=[.A30]" office:value-type="float" office:value="4">
            <text:p>4</text:p>
          </table:table-cell>
          <table:table-cell table:style-name="ce1" table:formula="of:=[.B30]/[.A30]" office:value-type="float" office:value="1.007">
            <text:p>1.007</text:p>
          </table:table-cell>
          <table:table-cell table:style-name="ce1" table:formula="of:=[.C30]/(2*[.A30])" office:value-type="float" office:value="0.833">
            <text:p>0.833</text:p>
          </table:table-cell>
          <table:table-cell table:style-name="ce1" table:formula="of:=[.D30]/[.A30]" office:value-type="float" office:value="0.74925">
            <text:p>0.7492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4.577">
            <text:p>4.577</text:p>
          </table:table-cell>
          <table:table-cell table:style-name="ce1" office:value-type="float" office:value="8.003">
            <text:p>8.003</text:p>
          </table:table-cell>
          <table:table-cell table:style-name="ce1" office:value-type="float" office:value="3.015">
            <text:p>3.015</text:p>
          </table:table-cell>
          <table:table-cell table:formula="of:=[.A31]" office:value-type="float" office:value="5">
            <text:p>5</text:p>
          </table:table-cell>
          <table:table-cell table:style-name="ce1" table:formula="of:=[.B31]/[.A31]" office:value-type="float" office:value="0.9154">
            <text:p>0.9154</text:p>
          </table:table-cell>
          <table:table-cell table:style-name="ce1" table:formula="of:=[.C31]/(2*[.A31])" office:value-type="float" office:value="0.8003">
            <text:p>0.8003</text:p>
          </table:table-cell>
          <table:table-cell table:style-name="ce1" table:formula="of:=[.D31]/[.A31]" office:value-type="float" office:value="0.603">
            <text:p>0.603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5.229">
            <text:p>5.229</text:p>
          </table:table-cell>
          <table:table-cell table:style-name="ce1" office:value-type="float" office:value="9.432">
            <text:p>9.432</text:p>
          </table:table-cell>
          <table:table-cell table:style-name="ce1" office:value-type="float" office:value="3.287">
            <text:p>3.287</text:p>
          </table:table-cell>
          <table:table-cell table:formula="of:=[.A32]" office:value-type="float" office:value="6">
            <text:p>6</text:p>
          </table:table-cell>
          <table:table-cell table:style-name="ce1" table:formula="of:=[.B32]/[.A32]" office:value-type="float" office:value="0.8715">
            <text:p>0.8715</text:p>
          </table:table-cell>
          <table:table-cell table:style-name="ce1" table:formula="of:=[.C32]/(2*[.A32])" office:value-type="float" office:value="0.786">
            <text:p>0.786</text:p>
          </table:table-cell>
          <table:table-cell table:style-name="ce1" table:formula="of:=[.D32]/[.A32]" office:value-type="float" office:value="0.547833333333333">
            <text:p>0.547833333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spanned="8" table:number-rows-spanned="1"/>
          <table:covered-table-cell table:style-name="ce8"/>
          <table:covered-table-cell table:style-name="ce8"/>
          <table:covered-table-cell table:style-name="ce8"/>
          <table:covered-table-cell table:number-columns-repeated="4"/>
          <table:table-cell table:number-columns-repeated="1016"/>
        </table:table-row>
        <table:table-row table:style-name="ro1" table:number-rows-repeated="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testing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nTasks = nCPUs</text:p>
          </table:table-cell>
          <table:table-cell table:style-name="ce1" office:value-type="string">
            <text:p>Total Time (spin)</text:p>
          </table:table-cell>
          <table:table-cell table:style-name="ce1" office:value-type="string">
            <text:p>Time Per 10^7 tasks (spin)</text:p>
          </table:table-cell>
          <table:table-cell table:style-name="ce1" office:value-type="string">
            <text:p>Total Time (anderson)</text:p>
          </table:table-cell>
          <table:table-cell table:style-name="ce1" office:value-type="string">
            <text:p>Time Per 10^7 tasks (anderson)</text:p>
          </table:table-cell>
          <table:table-cell/>
          <table:table-cell table:style-name="ce1" office:value-type="string">
            <text:p>nCPUs</text:p>
          </table:table-cell>
          <table:table-cell table:style-name="ce1" office:value-type="string">
            <text:p>nClients</text:p>
          </table:table-cell>
          <table:table-cell table:style-name="ce1" office:value-type="string">
            <text:p>nServers</text:p>
          </table:table-cell>
          <table:table-cell table:style-name="ce1" office:value-type="string">
            <text:p>Total Time</text:p>
          </table:table-cell>
          <table:table-cell table:style-name="ce1" office:value-type="string">
            <text:p>Time Per 10^7 tasks</text:p>
          </table:table-cell>
          <table:table-cell table:number-columns-repeated="101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.123">
            <text:p>1.123</text:p>
          </table:table-cell>
          <table:table-cell table:style-name="ce1" table:formula="of:=[.B2]/[.A2]" office:value-type="float" office:value="1.123">
            <text:p>1.123</text:p>
          </table:table-cell>
          <table:table-cell table:style-name="ce1" office:value-type="float" office:value="1.19">
            <text:p>1.19</text:p>
          </table:table-cell>
          <table:table-cell table:style-name="ce1" table:formula="of:=[.D2]/[.A2]" office:value-type="float" office:value="1.19">
            <text:p>1.19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[.G2]-[.H2]" office:value-type="float" office:value="1">
            <text:p>1</text:p>
          </table:table-cell>
          <table:table-cell table:style-name="ce1" office:value-type="float" office:value="2.347">
            <text:p>2.347</text:p>
          </table:table-cell>
          <table:table-cell table:style-name="ce1" table:formula="of:=[.J2]/[.H2]" office:value-type="float" office:value="2.347">
            <text:p>2.347</text:p>
          </table:table-cell>
          <table:table-cell table:number-columns-repeated="101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.622">
            <text:p>5.622</text:p>
          </table:table-cell>
          <table:table-cell table:style-name="ce1" table:formula="of:=[.B3]/[.A3]" office:value-type="float" office:value="2.811">
            <text:p>2.811</text:p>
          </table:table-cell>
          <table:table-cell table:style-name="ce1" office:value-type="float" office:value="3.655">
            <text:p>3.655</text:p>
          </table:table-cell>
          <table:table-cell table:style-name="ce1" table:formula="of:=[.D3]/[.A3]" office:value-type="float" office:value="1.8275">
            <text:p>1.8275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formula="of:=[.G3]-[.H3]" office:value-type="float" office:value="2">
            <text:p>2</text:p>
          </table:table-cell>
          <table:table-cell table:style-name="ce1" office:value-type="float" office:value="2.834">
            <text:p>2.834</text:p>
          </table:table-cell>
          <table:table-cell table:style-name="ce1" table:formula="of:=[.J3]/[.H3]" office:value-type="float" office:value="1.417">
            <text:p>1.417</text:p>
          </table:table-cell>
          <table:table-cell table:number-columns-repeated="101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7.014">
            <text:p>7.014</text:p>
          </table:table-cell>
          <table:table-cell table:style-name="ce1" table:formula="of:=[.B4]/[.A4]" office:value-type="float" office:value="2.338">
            <text:p>2.338</text:p>
          </table:table-cell>
          <table:table-cell table:style-name="ce1" office:value-type="float" office:value="4.192">
            <text:p>4.192</text:p>
          </table:table-cell>
          <table:table-cell table:style-name="ce1" table:formula="of:=[.D4]/[.A4]" office:value-type="float" office:value="1.39733333333333">
            <text:p>1.3973333333</text:p>
          </table:table-cell>
          <table:table-cell/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table:formula="of:=[.G4]-[.H4]" office:value-type="float" office:value="3">
            <text:p>3</text:p>
          </table:table-cell>
          <table:table-cell table:style-name="ce1" office:value-type="float" office:value="2.581">
            <text:p>2.581</text:p>
          </table:table-cell>
          <table:table-cell table:style-name="ce1" table:formula="of:=[.J4]/[.H4]" office:value-type="float" office:value="0.860333333333333">
            <text:p>0.8603333333</text:p>
          </table:table-cell>
          <table:table-cell table:number-columns-repeated="101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3.168">
            <text:p>13.168</text:p>
          </table:table-cell>
          <table:table-cell table:style-name="ce1" table:formula="of:=[.B5]/[.A5]" office:value-type="float" office:value="3.292">
            <text:p>3.292</text:p>
          </table:table-cell>
          <table:table-cell table:style-name="ce1" office:value-type="float" office:value="4.954">
            <text:p>4.954</text:p>
          </table:table-cell>
          <table:table-cell table:style-name="ce1" table:formula="of:=[.D5]/[.A5]" office:value-type="float" office:value="1.2385">
            <text:p>1.2385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table:formula="of:=[.G5]-[.H5]" office:value-type="float" office:value="4">
            <text:p>4</text:p>
          </table:table-cell>
          <table:table-cell table:style-name="ce1" office:value-type="float" office:value="3.468">
            <text:p>3.468</text:p>
          </table:table-cell>
          <table:table-cell table:style-name="ce1" table:formula="of:=[.J5]/[.H5]" office:value-type="float" office:value="0.867">
            <text:p>0.867</text:p>
          </table:table-cell>
          <table:table-cell table:number-columns-repeated="101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9.888">
            <text:p>9.888</text:p>
          </table:table-cell>
          <table:table-cell table:style-name="ce1" table:formula="of:=[.B6]/[.A6]" office:value-type="float" office:value="1.9776">
            <text:p>1.9776</text:p>
          </table:table-cell>
          <table:table-cell table:style-name="ce1" office:value-type="float" office:value="4.735">
            <text:p>4.735</text:p>
          </table:table-cell>
          <table:table-cell table:style-name="ce1" table:formula="of:=[.D6]/[.A6]" office:value-type="float" office:value="0.947">
            <text:p>0.947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table:formula="of:=[.G6]-[.H6]" office:value-type="float" office:value="5">
            <text:p>5</text:p>
          </table:table-cell>
          <table:table-cell table:style-name="ce1" office:value-type="float" office:value="2.884">
            <text:p>2.884</text:p>
          </table:table-cell>
          <table:table-cell table:style-name="ce1" table:formula="of:=[.J6]/[.H6]" office:value-type="float" office:value="0.5768">
            <text:p>0.5768</text:p>
          </table:table-cell>
          <table:table-cell table:number-columns-repeated="101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2.534">
            <text:p>12.534</text:p>
          </table:table-cell>
          <table:table-cell table:style-name="ce1" table:formula="of:=[.B7]/[.A7]" office:value-type="float" office:value="2.089">
            <text:p>2.089</text:p>
          </table:table-cell>
          <table:table-cell table:style-name="ce1" office:value-type="float" office:value="5.487">
            <text:p>5.487</text:p>
          </table:table-cell>
          <table:table-cell table:style-name="ce1" table:formula="of:=[.D7]/[.A7]" office:value-type="float" office:value="0.9145">
            <text:p>0.9145</text:p>
          </table:table-cell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table:formula="of:=[.G7]-[.H7]" office:value-type="float" office:value="6">
            <text:p>6</text:p>
          </table:table-cell>
          <table:table-cell table:style-name="ce1" office:value-type="float" office:value="3.375">
            <text:p>3.375</text:p>
          </table:table-cell>
          <table:table-cell table:style-name="ce1" table:formula="of:=[.J7]/[.H7]" office:value-type="float" office:value="0.5625">
            <text:p>0.5625</text:p>
          </table:table-cell>
          <table:table-cell table:number-columns-repeated="101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10.054">
            <text:p>10.054</text:p>
          </table:table-cell>
          <table:table-cell table:style-name="ce1" table:formula="of:=[.B8]/[.A8]" office:value-type="float" office:value="1.43628571428571">
            <text:p>1.4362857143</text:p>
          </table:table-cell>
          <table:table-cell table:style-name="ce1" office:value-type="float" office:value="5.125">
            <text:p>5.125</text:p>
          </table:table-cell>
          <table:table-cell table:style-name="ce1" table:formula="of:=[.D8]/[.A8]" office:value-type="float" office:value="0.732142857142857">
            <text:p>0.7321428571</text:p>
          </table:table-cell>
          <table:table-cell table:number-columns-repeated="1019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13.291">
            <text:p>13.291</text:p>
          </table:table-cell>
          <table:table-cell table:style-name="ce1" table:formula="of:=[.B9]/[.A9]" office:value-type="float" office:value="1.661375">
            <text:p>1.661375</text:p>
          </table:table-cell>
          <table:table-cell table:style-name="ce1" office:value-type="float" office:value="5.507">
            <text:p>5.507</text:p>
          </table:table-cell>
          <table:table-cell table:style-name="ce1" table:formula="of:=[.D9]/[.A9]" office:value-type="float" office:value="0.688375">
            <text:p>0.688375</text:p>
          </table:table-cell>
          <table:table-cell table:number-columns-repeated="1019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1.279">
            <text:p>11.279</text:p>
          </table:table-cell>
          <table:table-cell table:style-name="ce1" table:formula="of:=[.B10]/[.A10]" office:value-type="float" office:value="1.25322222222222">
            <text:p>1.2532222222</text:p>
          </table:table-cell>
          <table:table-cell table:style-name="ce1" office:value-type="float" office:value="5.301">
            <text:p>5.301</text:p>
          </table:table-cell>
          <table:table-cell table:style-name="ce1" table:formula="of:=[.D10]/[.A10]" office:value-type="float" office:value="0.589">
            <text:p>0.589</text:p>
          </table:table-cell>
          <table:table-cell table:number-columns-repeated="1019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4.038">
            <text:p>14.038</text:p>
          </table:table-cell>
          <table:table-cell table:style-name="ce1" table:formula="of:=[.B11]/[.A11]" office:value-type="float" office:value="1.4038">
            <text:p>1.4038</text:p>
          </table:table-cell>
          <table:table-cell table:style-name="ce1" office:value-type="float" office:value="6.313">
            <text:p>6.313</text:p>
          </table:table-cell>
          <table:table-cell table:style-name="ce1" table:formula="of:=[.D11]/[.A11]" office:value-type="float" office:value="0.6313">
            <text:p>0.6313</text:p>
          </table:table-cell>
          <table:table-cell table:number-columns-repeated="1019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12.379">
            <text:p>12.379</text:p>
          </table:table-cell>
          <table:table-cell table:style-name="ce1" table:formula="of:=[.B12]/[.A12]" office:value-type="float" office:value="1.12536363636364">
            <text:p>1.1253636364</text:p>
          </table:table-cell>
          <table:table-cell table:style-name="ce1" office:value-type="float" office:value="5.698">
            <text:p>5.698</text:p>
          </table:table-cell>
          <table:table-cell table:style-name="ce1" table:formula="of:=[.D12]/[.A12]" office:value-type="float" office:value="0.518">
            <text:p>0.518</text:p>
          </table:table-cell>
          <table:table-cell table:number-columns-repeated="1019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1.811">
            <text:p>11.811</text:p>
          </table:table-cell>
          <table:table-cell table:style-name="ce1" table:formula="of:=[.B13]/[.A13]" office:value-type="float" office:value="0.98425">
            <text:p>0.98425</text:p>
          </table:table-cell>
          <table:table-cell table:style-name="ce1" office:value-type="float" office:value="5.694">
            <text:p>5.694</text:p>
          </table:table-cell>
          <table:table-cell table:style-name="ce1" table:formula="of:=[.D13]/[.A13]" office:value-type="float" office:value="0.4745">
            <text:p>0.4745</text:p>
          </table:table-cell>
          <table:table-cell table:number-columns-repeated="1019"/>
        </table:table-row>
        <table:table-row table:style-name="ro1" table:number-rows-repeated="8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1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20T11:13:45</dc:date>
    <meta:print-date>1969-12-31T16:00:00</meta:print-date>
    <dc:creator>Zviad Metreveli</dc:creator>
    <meta:editing-duration>PT20H35M03S</meta:editing-duration>
    <meta:editing-cycles>7</meta:editing-cycles>
    <meta:generator>OpenOffice.org/3.2$Unix OpenOffice.org_project/320m19$Build-9505</meta:generator>
    <meta:document-statistic meta:table-count="8" meta:cell-count="12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8cm" svg:height="7.151cm" xlink:href=".." chart:class="chart:line" chart:style-name="ch1">
        <chart:legend chart:legend-position="top" svg:x="4.791cm" svg:y="0.143cm" chart:style-name="ch2"/>
        <chart:plot-area chart:style-name="ch3" table:cell-range-address="Graphs.D4:Graphs.F12" chart:data-source-has-labels="both" svg:x="0.339cm" svg:y="0.849cm" svg:width="12.669cm" svg:height="6.217cm">
          <chart:axis chart:dimension="x" chart:name="primary-x" chart:style-name="ch4">
            <chart:title svg:x="5.728cm" svg:y="6.637cm" chart:style-name="ch5">
              <text:p>Number of Cores</text:p>
            </chart:title>
            <chart:categories table:cell-range-address="Graphs.D5:Graphs.D12"/>
          </chart:axis>
          <chart:axis chart:dimension="y" chart:name="primary-y" chart:style-name="ch4">
            <chart:title svg:x="0.271cm" svg:y="6.079cm" chart:style-name="ch6">
              <text:p>Throughput (queries / sec / cores)</text:p>
            </chart:title>
            <chart:grid chart:style-name="ch7" chart:class="major"/>
          </chart:axis>
          <chart:series chart:style-name="ch8" chart:values-cell-range-address="Graphs.E5:Graphs.E12" chart:label-cell-address="Graphs.E4:Graphs.E4" chart:class="chart:line">
            <chart:data-point chart:repeated="8"/>
          </chart:series>
          <chart:series chart:style-name="ch9" chart:values-cell-range-address="Graphs.F5:Graphs.F12" chart:label-cell-address="Graphs.F4:Graphs.F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phs.E4:Graphs.E4">CPHASH</text:p>
              </table:table-cell>
              <table:table-cell office:value-type="string">
                <text:p text:id="Graphs.F4:Graphs.F4">LOCKHASH</text:p>
              </table:table-cell>
            </table:table-row>
          </table:table-header-rows>
          <table:table-rows>
            <table:table-row>
              <table:table-cell office:value-type="string">
                <text:p text:id="Graphs.D5:Graphs.D12">6</text:p>
              </table:table-cell>
              <table:table-cell office:value-type="float" office:value="1013109.6387251">
                <text:p text:id="Graphs.E5:Graphs.E12">1013109.6387251</text:p>
              </table:table-cell>
              <table:table-cell office:value-type="float" office:value="496741.376569703">
                <text:p text:id="Graphs.F5:Graphs.F12">496741.376569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640.40986231">
                <text:p>1000640.40986231</text:p>
              </table:table-cell>
              <table:table-cell office:value-type="float" office:value="410246.311885656">
                <text:p>410246.311885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281.41347051">
                <text:p>1085281.41347051</text:p>
              </table:table-cell>
              <table:table-cell office:value-type="float" office:value="367576.786790761">
                <text:p>367576.786790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1993.29572398">
                <text:p>1021993.29572398</text:p>
              </table:table-cell>
              <table:table-cell office:value-type="float" office:value="353947.219390644">
                <text:p>353947.219390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6371.802382347">
                <text:p>976371.802382347</text:p>
              </table:table-cell>
              <table:table-cell office:value-type="float" office:value="323781.771086288">
                <text:p>323781.771086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5278.713056491">
                <text:p>935278.713056491</text:p>
              </table:table-cell>
              <table:table-cell office:value-type="float" office:value="298108.79778684">
                <text:p>298108.79778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7634.746206175">
                <text:p>817634.746206175</text:p>
              </table:table-cell>
              <table:table-cell office:value-type="float" office:value="270255.661856116">
                <text:p>270255.661856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982.528391364">
                <text:p>779982.528391364</text:p>
              </table:table-cell>
              <table:table-cell office:value-type="float" office:value="255060.398302318">
                <text:p>255060.398302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5cm" svg:height="7.196cm" xlink:href=".." chart:class="chart:line" chart:style-name="ch1">
        <chart:legend chart:legend-position="top" svg:x="4.804cm" svg:y="0.143cm" chart:style-name="ch2"/>
        <chart:plot-area chart:style-name="ch3" table:cell-range-address="Graphs.D30:Graphs.F38" chart:data-source-has-labels="both" svg:x="0.341cm" svg:y="0.849cm" svg:width="12.692cm" svg:height="6.262cm">
          <chart:axis chart:dimension="x" chart:name="primary-x" chart:style-name="ch4">
            <chart:title svg:x="5.742cm" svg:y="6.682cm" chart:style-name="ch5">
              <text:p>Number of Cores</text:p>
            </chart:title>
            <chart:categories table:cell-range-address="Graphs.D31:Graphs.D38"/>
          </chart:axis>
          <chart:axis chart:dimension="y" chart:name="primary-y" chart:style-name="ch4">
            <chart:title svg:x="0.272cm" svg:y="6.102cm" chart:style-name="ch6">
              <text:p>Throughput (queries / sec / cores)</text:p>
            </chart:title>
            <chart:grid chart:style-name="ch7" chart:class="major"/>
          </chart:axis>
          <chart:series chart:style-name="ch8" chart:values-cell-range-address="Graphs.E31:Graphs.E38" chart:label-cell-address="Graphs.E30:Graphs.E30" chart:class="chart:line">
            <chart:data-point chart:repeated="8"/>
          </chart:series>
          <chart:series chart:style-name="ch9" chart:values-cell-range-address="Graphs.F31:Graphs.F38" chart:label-cell-address="Graphs.F30:Graphs.F3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phs.E30:Graphs.E30">CPHASH</text:p>
              </table:table-cell>
              <table:table-cell office:value-type="string">
                <text:p text:id="Graphs.F30:Graphs.F30">LOCKHASH</text:p>
              </table:table-cell>
            </table:table-row>
          </table:table-header-rows>
          <table:table-rows>
            <table:table-row>
              <table:table-cell office:value-type="string">
                <text:p text:id="Graphs.D31:Graphs.D38">6</text:p>
              </table:table-cell>
              <table:table-cell office:value-type="float" office:value="536993.480899142">
                <text:p text:id="Graphs.E31:Graphs.E38">536993.480899142</text:p>
              </table:table-cell>
              <table:table-cell office:value-type="float" office:value="394694.048961007">
                <text:p text:id="Graphs.F31:Graphs.F38">394694.048961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0944.507803822">
                <text:p>530944.507803822</text:p>
              </table:table-cell>
              <table:table-cell office:value-type="float" office:value="342134.398602997">
                <text:p>342134.398602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2282.313757002">
                <text:p>582282.313757002</text:p>
              </table:table-cell>
              <table:table-cell office:value-type="float" office:value="320611.470195958">
                <text:p>320611.470195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327.229993556">
                <text:p>592327.229993556</text:p>
              </table:table-cell>
              <table:table-cell office:value-type="float" office:value="317436.131850272">
                <text:p>317436.131850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1396.429444852">
                <text:p>611396.429444852</text:p>
              </table:table-cell>
              <table:table-cell office:value-type="float" office:value="298471.82425979">
                <text:p>298471.82425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8241.428053555">
                <text:p>608241.428053555</text:p>
              </table:table-cell>
              <table:table-cell office:value-type="float" office:value="280904.241991139">
                <text:p>280904.24199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6507.607703879">
                <text:p>616507.607703879</text:p>
              </table:table-cell>
              <table:table-cell office:value-type="float" office:value="266872.051397422">
                <text:p>266872.051397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2272.841771924">
                <text:p>562272.841771924</text:p>
              </table:table-cell>
              <table:table-cell office:value-type="float" office:value="241784.173775121">
                <text:p>241784.173775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79cm" svg:height="7.173cm" xlink:href=".." chart:class="chart:line" chart:style-name="ch1">
        <chart:legend chart:legend-position="top" svg:x="5.313cm" svg:y="0.143cm" chart:style-name="ch2"/>
        <chart:plot-area chart:style-name="ch3" table:cell-range-address="Graphs.D63:Graphs.E71" chart:data-source-has-labels="both" svg:x="0.341cm" svg:y="0.849cm" svg:width="12.696cm" svg:height="6.239cm">
          <chart:axis chart:dimension="x" chart:name="primary-x" chart:style-name="ch4">
            <chart:title svg:x="5.744cm" svg:y="6.659cm" chart:style-name="ch5">
              <text:p>Number of Cores</text:p>
            </chart:title>
            <chart:categories table:cell-range-address="Graphs.D64:Graphs.D71"/>
          </chart:axis>
          <chart:axis chart:dimension="y" chart:name="primary-y" chart:style-name="ch4">
            <chart:title svg:x="0.272cm" svg:y="6.09cm" chart:style-name="ch6">
              <text:p>Throughput (queries / sec / cores)</text:p>
            </chart:title>
            <chart:grid chart:style-name="ch7" chart:class="major"/>
          </chart:axis>
          <chart:series chart:style-name="ch8" chart:values-cell-range-address="Graphs.E64:Graphs.E71" chart:label-cell-address="Graphs.E63:Graphs.E6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phs.E63:Graphs.E63">Message Passing</text:p>
              </table:table-cell>
            </table:table-row>
          </table:table-header-rows>
          <table:table-rows>
            <table:table-row>
              <table:table-cell office:value-type="string">
                <text:p text:id="Graphs.D64:Graphs.D71">6</text:p>
              </table:table-cell>
              <table:table-cell office:value-type="float" office:value="3154056.74778901">
                <text:p text:id="Graphs.E64:Graphs.E71">3154056.74778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60331.5571344">
                <text:p>2960331.5571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0423.74764871">
                <text:p>2710423.74764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8159.479853">
                <text:p>2718159.479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32158.41183024">
                <text:p>2532158.41183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47682.36796634">
                <text:p>2347682.36796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22074.08394996">
                <text:p>2222074.08394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1910.16500987">
                <text:p>2091910.165009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88cm" svg:height="7.282cm" xlink:href=".." chart:class="chart:line" chart:style-name="ch1">
        <chart:legend chart:legend-position="top" svg:x="2.559cm" svg:y="0.145cm" chart:style-name="ch2"/>
        <chart:plot-area chart:style-name="ch3" table:cell-range-address="Graphs.A97:Graphs.D105" chart:data-source-has-labels="both" svg:x="0.341cm" svg:y="0.853cm" svg:width="12.705cm" svg:height="6.34cm">
          <chart:axis chart:dimension="x" chart:name="primary-x" chart:style-name="ch4">
            <chart:title svg:x="5.748cm" svg:y="6.766cm" chart:style-name="ch5">
              <text:p>Number of Cores</text:p>
            </chart:title>
            <chart:categories table:cell-range-address="Graphs.A98:Graphs.A105"/>
          </chart:axis>
          <chart:axis chart:dimension="y" chart:name="primary-y" chart:style-name="ch4">
            <chart:title svg:x="0.272cm" svg:y="7.164cm" chart:style-name="ch6">
              <text:p>CPHASH Throughput / LOCKHASH Throughput</text:p>
            </chart:title>
            <chart:grid chart:style-name="ch7" chart:class="major"/>
          </chart:axis>
          <chart:series chart:style-name="ch8" chart:values-cell-range-address="Graphs.B98:Graphs.B105" chart:label-cell-address="Graphs.B97:Graphs.B97" chart:class="chart:line">
            <chart:data-point chart:repeated="8"/>
          </chart:series>
          <chart:series chart:style-name="ch9" chart:values-cell-range-address="Graphs.C98:Graphs.C105" chart:label-cell-address="Graphs.C97:Graphs.C97" chart:class="chart:line">
            <chart:data-point chart:repeated="8"/>
          </chart:series>
          <chart:series chart:style-name="ch10" chart:values-cell-range-address="Graphs.D98:Graphs.D105" chart:label-cell-address="Graphs.D97:Graphs.D97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phs.B97:Graphs.B97">10MB Hash Table</text:p>
              </table:table-cell>
              <table:table-cell office:value-type="string">
                <text:p text:id="Graphs.C97:Graphs.C97">40MB Hash Table</text:p>
              </table:table-cell>
              <table:table-cell office:value-type="string">
                <text:p text:id="Graphs.D97:Graphs.D97">1GB Hash Table</text:p>
              </table:table-cell>
            </table:table-row>
          </table:table-header-rows>
          <table:table-rows>
            <table:table-row>
              <table:table-cell office:value-type="string">
                <text:p text:id="Graphs.A98:Graphs.A105">6</text:p>
              </table:table-cell>
              <table:table-cell office:value-type="float" office:value="2.03951127591028">
                <text:p text:id="Graphs.B98:Graphs.B105">2.03951127591028</text:p>
              </table:table-cell>
              <table:table-cell office:value-type="float" office:value="1.60481189851269">
                <text:p text:id="Graphs.C98:Graphs.C105">1.60481189851269</text:p>
              </table:table-cell>
              <table:table-cell office:value-type="float" office:value="1.36053097915391">
                <text:p text:id="Graphs.D98:Graphs.D105">1.36053097915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912103746398">
                <text:p>2.43912103746398</text:p>
              </table:table-cell>
              <table:table-cell office:value-type="float" office:value="1.87763378294984">
                <text:p>1.87763378294984</text:p>
              </table:table-cell>
              <table:table-cell office:value-type="float" office:value="1.55185947385523">
                <text:p>1.5518594738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525297909748">
                <text:p>2.9525297909748</text:p>
              </table:table-cell>
              <table:table-cell office:value-type="float" office:value="2.24385245901639">
                <text:p>2.24385245901639</text:p>
              </table:table-cell>
              <table:table-cell office:value-type="float" office:value="1.81616182790064">
                <text:p>1.81616182790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741721854305">
                <text:p>2.88741721854305</text:p>
              </table:table-cell>
              <table:table-cell office:value-type="float" office:value="2.29391100702576">
                <text:p>2.29391100702576</text:p>
              </table:table-cell>
              <table:table-cell office:value-type="float" office:value="1.8659729330149">
                <text:p>1.8659729330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1552431165788">
                <text:p>3.01552431165788</text:p>
              </table:table-cell>
              <table:table-cell office:value-type="float" office:value="2.58013144590495">
                <text:p>2.58013144590495</text:p>
              </table:table-cell>
              <table:table-cell office:value-type="float" office:value="2.04842259721203">
                <text:p>2.04842259721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3737373737374">
                <text:p>3.13737373737374</text:p>
              </table:table-cell>
              <table:table-cell office:value-type="float" office:value="2.81865284974093">
                <text:p>2.81865284974093</text:p>
              </table:table-cell>
              <table:table-cell office:value-type="float" office:value="2.16529812345355">
                <text:p>2.16529812345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2541208791209">
                <text:p>3.02541208791209</text:p>
              </table:table-cell>
              <table:table-cell office:value-type="float" office:value="2.92803547066849">
                <text:p>2.92803547066849</text:p>
              </table:table-cell>
              <table:table-cell office:value-type="float" office:value="2.31012428793371">
                <text:p>2.31012428793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5803070011232">
                <text:p>3.05803070011232</text:p>
              </table:table-cell>
              <table:table-cell office:value-type="float" office:value="3.03608630952381">
                <text:p>3.03608630952381</text:p>
              </table:table-cell>
              <table:table-cell office:value-type="float" office:value="2.32551549174134">
                <text:p>2.325515491741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67cm" svg:height="8.575cm" xlink:href=".." chart:class="chart:bar" chart:style-name="ch1">
        <chart:legend chart:legend-position="top" svg:x="2.22cm" svg:y="0.171cm" chart:style-name="ch2"/>
        <chart:plot-area chart:style-name="ch3" table:cell-range-address="'Server Graphs'.A70:'Server Graphs'.D73" chart:data-source-has-labels="both" svg:x="0.337cm" svg:y="0.905cm" svg:width="12.592cm" svg:height="7.529cm">
          <chart:axis chart:dimension="x" chart:name="primary-x" chart:style-name="ch4">
            <chart:title svg:x="5.318cm" svg:y="8.033cm" chart:style-name="ch5">
              <text:p>Size of values in bytes</text:p>
            </chart:title>
            <chart:categories table:cell-range-address="'Server Graphs'.B70:'Server Graphs'.D70"/>
          </chart:axis>
          <chart:axis chart:dimension="y" chart:name="primary-y" chart:style-name="ch6">
            <chart:title svg:x="0.27cm" svg:y="8.021cm" chart:style-name="ch7">
              <text:p>CPSERVER Throughput / Memcached Throughput</text:p>
            </chart:title>
            <chart:grid chart:style-name="ch8" chart:class="major"/>
          </chart:axis>
          <chart:series chart:style-name="ch9" chart:values-cell-range-address="'Server Graphs'.B71:'Server Graphs'.D71" chart:label-cell-address="'Server Graphs'.A71:'Server Graphs'.A71" chart:class="chart:bar">
            <chart:data-point chart:repeated="3"/>
          </chart:series>
          <chart:series chart:style-name="ch10" chart:values-cell-range-address="'Server Graphs'.B72:'Server Graphs'.D72" chart:label-cell-address="'Server Graphs'.A72:'Server Graphs'.A72" chart:class="chart:bar">
            <chart:data-point chart:repeated="3"/>
          </chart:series>
          <chart:series chart:style-name="ch11" chart:values-cell-range-address="'Server Graphs'.B73:'Server Graphs'.D73" chart:label-cell-address="'Server Graphs'.A73:'Server Graphs'.A7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ver Graphs'.B70:'Server Graphs'.D70">8...128</text:p>
              </table:table-cell>
              <table:table-cell office:value-type="string">
                <text:p>8...512</text:p>
              </table:table-cell>
              <table:table-cell office:value-type="string">
                <text:p>72...192 vs 8...128</text:p>
              </table:table-cell>
            </table:table-row>
          </table:table-header-rows>
          <table:table-rows>
            <table:table-row>
              <table:table-cell office:value-type="string">
                <text:p text:id="'Server Graphs'.A71:'Server Graphs'.A71">Key Range 0..2^28</text:p>
              </table:table-cell>
              <table:table-cell office:value-type="float" office:value="2.6261151663">
                <text:p text:id="'Server Graphs'.B71:'Server Graphs'.D71">2.6261151663</text:p>
              </table:table-cell>
              <table:table-cell office:value-type="float" office:value="1.5135027368">
                <text:p>1.51350273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Server Graphs'.A72:'Server Graphs'.A72">Key Range 0..2^23</text:p>
              </table:table-cell>
              <table:table-cell office:value-type="float" office:value="1.7980725726">
                <text:p text:id="'Server Graphs'.B72:'Server Graphs'.D72">1.7980725726</text:p>
              </table:table-cell>
              <table:table-cell office:value-type="float" office:value="1.0624597997">
                <text:p>1.0624597997</text:p>
              </table:table-cell>
              <table:table-cell office:value-type="float" office:value="1.7100258176">
                <text:p>1.7100258176</text:p>
              </table:table-cell>
            </table:table-row>
            <table:table-row>
              <table:table-cell office:value-type="string">
                <text:p text:id="'Server Graphs'.A73:'Server Graphs'.A73">Key Range 0..2^16</text:p>
              </table:table-cell>
              <table:table-cell office:value-type="float" office:value="2.3632992404">
                <text:p text:id="'Server Graphs'.B73:'Server Graphs'.D73">2.3632992404</text:p>
              </table:table-cell>
              <table:table-cell office:value-type="float" office:value="1.1642113189">
                <text:p>1.1642113189</text:p>
              </table:table-cell>
              <table:table-cell office:value-type="float" office:value="2.0441823167">
                <text:p>2.04418231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5cm" svg:height="9.455cm" xlink:href=".." chart:class="chart:line" chart:style-name="ch1">
        <chart:legend chart:legend-position="top" svg:x="2.262cm" svg:y="0.189cm" chart:style-name="ch2"/>
        <chart:plot-area chart:style-name="ch3" table:cell-range-address="'Server Graphs'.A36:'Server Graphs'.D42" chart:data-source-has-labels="both" svg:x="0.341cm" svg:y="0.941cm" svg:width="12.667cm" svg:height="8.337cm">
          <chart:axis chart:dimension="x" chart:name="primary-x" chart:style-name="ch4">
            <chart:title svg:x="6.02cm" svg:y="8.895cm" chart:style-name="ch5">
              <text:p>INSERT ratio</text:p>
            </chart:title>
            <chart:categories table:cell-range-address="'Server Graphs'.A37:'Server Graphs'.A42"/>
          </chart:axis>
          <chart:axis chart:dimension="y" chart:name="primary-y" chart:style-name="ch6">
            <chart:title svg:x="0.272cm" svg:y="8.673cm" chart:style-name="ch7">
              <text:p>CPSERVER Throughput / LOCKSERVER Throughput</text:p>
            </chart:title>
            <chart:grid chart:style-name="ch8" chart:class="major"/>
          </chart:axis>
          <chart:series chart:style-name="ch9" chart:values-cell-range-address="'Server Graphs'.B37:'Server Graphs'.B42" chart:label-cell-address="'Server Graphs'.B36:'Server Graphs'.B36" chart:class="chart:line">
            <chart:data-point chart:repeated="6"/>
          </chart:series>
          <chart:series chart:style-name="ch10" chart:values-cell-range-address="'Server Graphs'.C37:'Server Graphs'.C42" chart:label-cell-address="'Server Graphs'.C36:'Server Graphs'.C36" chart:class="chart:line">
            <chart:data-point chart:repeated="6"/>
          </chart:series>
          <chart:series chart:style-name="ch11" chart:values-cell-range-address="'Server Graphs'.D37:'Server Graphs'.D42" chart:label-cell-address="'Server Graphs'.D36:'Server Graphs'.D3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erver Graphs'.B36:'Server Graphs'.B36">Key Range 0..2^28</text:p>
              </table:table-cell>
              <table:table-cell office:value-type="string">
                <text:p text:id="'Server Graphs'.C36:'Server Graphs'.C36">Key Range 0..2^23</text:p>
              </table:table-cell>
              <table:table-cell office:value-type="string">
                <text:p text:id="'Server Graphs'.D36:'Server Graphs'.D36">Key Range 0..2^16</text:p>
              </table:table-cell>
            </table:table-row>
          </table:table-header-rows>
          <table:table-rows>
            <table:table-row>
              <table:table-cell office:value-type="string">
                <text:p text:id="'Server Graphs'.A37:'Server Graphs'.A42">0</text:p>
              </table:table-cell>
              <table:table-cell office:value-type="float" office:value="1.49598171495982">
                <text:p text:id="'Server Graphs'.B37:'Server Graphs'.B42">1.49598171495982</text:p>
              </table:table-cell>
              <table:table-cell office:value-type="float" office:value="1.17111573613248">
                <text:p text:id="'Server Graphs'.C37:'Server Graphs'.C42">1.17111573613248</text:p>
              </table:table-cell>
              <table:table-cell office:value-type="float" office:value="1.44338776242598">
                <text:p text:id="'Server Graphs'.D37:'Server Graphs'.D42">1.443387762425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50947988726621">
                <text:p>1.50947988726621</text:p>
              </table:table-cell>
              <table:table-cell office:value-type="float" office:value="1.20685845408575">
                <text:p>1.20685845408575</text:p>
              </table:table-cell>
              <table:table-cell office:value-type="float" office:value="1.46415033033684">
                <text:p>1.4641503303368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5397324491196">
                <text:p>1.5397324491196</text:p>
              </table:table-cell>
              <table:table-cell office:value-type="float" office:value="1.25775357935068">
                <text:p>1.25775357935068</text:p>
              </table:table-cell>
              <table:table-cell office:value-type="float" office:value="1.48918114143921">
                <text:p>1.4891811414392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.60867938645716">
                <text:p>1.60867938645716</text:p>
              </table:table-cell>
              <table:table-cell office:value-type="float" office:value="1.28029186042116">
                <text:p>1.28029186042116</text:p>
              </table:table-cell>
              <table:table-cell office:value-type="float" office:value="1.54160022511959">
                <text:p>1.5416002251195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60360972296347">
                <text:p>1.60360972296347</text:p>
              </table:table-cell>
              <table:table-cell office:value-type="float" office:value="1.32632187646825">
                <text:p>1.32632187646825</text:p>
              </table:table-cell>
              <table:table-cell office:value-type="float" office:value="1.5537088873338">
                <text:p>1.553708887333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68916442048518">
                <text:p>1.68916442048518</text:p>
              </table:table-cell>
              <table:table-cell office:value-type="float" office:value="1.50937676824832">
                <text:p>1.50937676824832</text:p>
              </table:table-cell>
              <table:table-cell office:value-type="float" office:value="1.73303418372492">
                <text:p>1.733034183724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